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text/xml" manifest:full-path="Object 15/styles.xml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/>
    <style:font-face style:name="OpenSymbol" svg:font-family="OpenSymbol"/>
    <style:font-face style:name="Tahoma1" svg:font-family="Tahoma"/>
    <style:font-face style:name="Verdana" svg:font-family="Verdana, Arial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4"/>
    </style:style>
    <style:style style:name="P2" style:family="paragraph" style:parent-style-name="Standard">
      <style:paragraph-properties fo:margin-left="0cm" fo:margin-right="-0.191cm" fo:text-align="center" style:justify-single-word="false" fo:text-indent="0cm" style:auto-text-indent="false" fo:break-before="page"/>
      <style:text-properties style:font-name="Arial"/>
    </style:style>
    <style:style style:name="P3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/>
    </style:style>
    <style:style style:name="P4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_7b__20_Título_20__7d_">
      <style:paragraph-properties fo:break-before="page"/>
    </style:style>
    <style:style style:name="P7" style:family="paragraph" style:parent-style-name="_7b__20_Texto_20__7d_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_7b__20_Texto_20__7d_">
      <style:text-properties style:text-underline-style="solid" style:text-underline-type="double" style:text-underline-width="auto" style:text-underline-color="font-color"/>
    </style:style>
    <style:style style:name="P10" style:family="paragraph" style:parent-style-name="_7b__20_Texto_20__7d_">
      <style:paragraph-properties fo:line-height="150%"/>
      <style:text-properties style:font-name="F" fo:font-weight="normal" style:font-weight-asian="normal" style:font-weight-complex="normal"/>
    </style:style>
    <style:style style:name="P11" style:family="paragraph" style:parent-style-name="_7b__20_Texto_20__7d_">
      <style:paragraph-properties fo:line-height="150%"/>
      <style:text-properties fo:font-weight="normal" style:font-weight-asian="normal" style:font-weight-complex="normal"/>
    </style:style>
    <style:style style:name="P12" style:family="paragraph" style:parent-style-name="_7b__20_Texto_20__7d_">
      <style:paragraph-properties fo:margin-left="0cm" fo:margin-right="0cm" fo:text-indent="0cm" style:auto-text-indent="false"/>
    </style:style>
    <style:style style:name="P13" style:family="paragraph" style:parent-style-name="_7b__20_Texto_20__7d_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0000" style:text-position="0% 100%" style:font-name="Arial" fo:font-size="12pt" fo:font-weight="normal" style:font-size-asian="6pt" style:font-weight-asian="normal" style:font-size-complex="6pt" style:font-weight-complex="normal"/>
    </style:style>
    <style:style style:name="P14" style:family="paragraph" style:parent-style-name="_7b__20_Texto_20__7d_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</style:style>
    <style:style style:name="P15" style:family="paragraph" style:parent-style-name="_7b__20_Texto_20__7d_">
      <style:paragraph-properties fo:line-height="150%" fo:text-align="justify" style:justify-single-word="false" fo:background-color="transparent" style:shadow="none">
        <style:tab-stops/>
        <style:background-image/>
      </style:paragraph-properties>
      <style:text-properties fo:color="#000000" style:text-position="0% 100%" style:font-name="Arial" fo:font-size="12pt" fo:font-weight="normal" style:font-size-asian="6pt" style:font-weight-asian="normal" style:font-size-complex="6pt" style:font-weight-complex="normal"/>
    </style:style>
    <style:style style:name="P16" style:family="paragraph" style:parent-style-name="_7b__20_Texto_20__7d_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text-position="0% 100%" style:font-name="Arial" fo:font-size="12pt" fo:font-weight="normal" style:font-size-asian="6pt" style:font-weight-asian="normal" style:font-size-complex="6pt" style:font-weight-complex="normal"/>
    </style:style>
    <style:style style:name="P17" style:family="paragraph" style:parent-style-name="_7b__20_Título_20_2_20__7d_" style:list-style-name="">
      <style:paragraph-properties>
        <style:tab-stops/>
      </style:paragraph-properties>
    </style:style>
    <style:style style:name="P18" style:family="paragraph" style:parent-style-name="_7b__20_Título_20__7d_">
      <style:paragraph-properties fo:break-before="page"/>
    </style:style>
    <style:style style:name="P19" style:family="paragraph" style:parent-style-name="_7b__20_Título_20_1_20__7d_" style:list-style-name="">
      <style:paragraph-properties>
        <style:tab-stops/>
      </style:paragraph-properties>
    </style:style>
    <style:style style:name="P20" style:family="paragraph" style:parent-style-name="_7b__20_Título_20_1_20__7d_" style:master-page-name="Index">
      <style:paragraph-properties style:page-number="4"/>
    </style:style>
    <style:style style:name="P21" style:family="paragraph" style:parent-style-name="_7b__20_Título_20_1_20__7d_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 fo:line-height="150%">
        <style:tab-stops>
          <style:tab-stop style:position="16cm" style:type="right" style:leader-style="dotted" style:leader-text="."/>
        </style:tab-stops>
      </style:paragraph-properties>
      <style:text-properties style:font-name="Arial" fo:font-weight="bold" style:font-weight-asian="bold" style:font-weight-complex="bold"/>
    </style:style>
    <style:style style:name="P24" style:family="paragraph" style:parent-style-name="Figura">
      <style:paragraph-properties fo:text-align="center" style:justify-single-word="false"/>
      <style:text-properties style:font-name="Arial"/>
    </style:style>
    <style:style style:name="P25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style:font-name="F" fo:font-weight="normal" style:font-weight-asian="normal" style:font-weight-complex="normal"/>
    </style:style>
    <style:style style:name="P26" style:family="paragraph" style:parent-style-name="Illustration_20_Index_20_1">
      <style:paragraph-properties text:number-lines="false" text:line-number="0">
        <style:tab-stops>
          <style:tab-stop style:position="16cm" style:type="right" style:leader-style="dotted" style:leader-text="."/>
        </style:tab-stops>
      </style:paragraph-properties>
      <style:text-properties style:font-name="F" fo:font-weight="normal" style:font-weight-asian="normal" style:font-name-complex="Tahoma1" style:font-weight-complex="normal"/>
    </style:style>
    <style:style style:name="P27" style:family="paragraph" style:parent-style-name="Illustration_20_Index_20_1">
      <style:paragraph-properties text:number-lines="false" text:line-number="0"/>
      <style:text-properties style:font-name="Arial" fo:font-weight="normal" style:font-weight-asian="normal" style:font-name-complex="Tahoma1" style:font-weight-complex="normal"/>
    </style:style>
    <style:style style:name="P28" style:family="paragraph" style:parent-style-name="Text">
      <style:paragraph-properties fo:text-align="center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style:font-name="Arial4"/>
    </style:style>
    <style:style style:name="T5" style:family="text">
      <style:text-properties style:font-name="Arial4" fo:font-weight="bold" style:font-weight-asian="bold" style:font-weight-complex="bold"/>
    </style:style>
    <style:style style:name="T6" style:family="text">
      <style:text-properties style:text-position="sub 58%" style:font-name="Arial4" fo:font-weight="bold" style:font-weight-asian="bold" style:font-weight-complex="bold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0% 100%" style:font-name="Arial4" fo:font-weight="bold" style:font-weight-asian="bold" style:font-weight-complex="bold"/>
    </style:style>
    <style:style style:name="T9" style:family="text">
      <style:text-properties style:text-position="0% 100%" style:font-name="Arial4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vertical-rel="paragraph" style:horizontal-pos="center" style:horizontal-rel="paragraph-content" draw:ole-draw-aspect="1"/>
    </style:style>
    <style:style style:name="fr7" style:family="graphic" style:parent-style-name="Formula">
      <style:graphic-properties style:vertical-pos="middle" style:vertical-rel="paragraph" style:horizontal-pos="center" style:horizontal-rel="paragraph-content" draw:ole-draw-aspect="1"/>
    </style:style>
    <style:style style:name="fr8" style:family="graphic" style:parent-style-name="Formula">
      <style:graphic-properties style:vertical-pos="from-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">UNIVERSIDADE FEDERAL DE SANTA CATARINA</text:p>
      <text:p text:style-name="P3">CENTRO TECNOLÓGICO</text:p>
      <text:p text:style-name="P3">DEPARTAMENTO DE INFORMÁTICA E ESTATÍSTICA</text:p>
      <text:p text:style-name="P3">CURSO DE CIÊNCIAS DA COMPUTAÇÃO</text:p>
      <text:p text:style-name="P3">DISCIPLINA: Probabilidade e Estatística - INE5405</text:p>
      <text:p text:style-name="P3">PROFESSOR: Pedro Alberto Barbet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REGRESSÃO LINEAR SIMPLES – CADIDATOS POR VAGA E NOTA DO ÚLTIMO COLOCADO NO VESTIBULAR DA UFSC 201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Lucas Pereira, Paulo Jair, William Rodrig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lorianópolis</text:p>
      <text:p text:style-name="P4">Dezembro de 2010</text:p>
      <text:p text:style-name="_7b__20_Título_20__7d_"><text:soft-page-break/>Lista de figuras</text:p>
      <text:illustration-index text:style-name="Sect1" text:name="Índice de ilustrações1">
        <text:illustration-index-source text:caption-sequence-name="Figura" text:caption-sequence-format="text">
          <text:index-title-template text:style-name="Illustration_20_Index_20_Heading">Índice de ilustraçõ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5">Figura 1: Gráfico de dispersão com reta de regressão.<text:tab/>7</text:p>
          <text:p text:style-name="P26"/>
          <text:p text:style-name="P26">Figura 2: Gráfico de resíduos.<text:tab/>11</text:p>
          <text:p text:style-name="P26"/>
          <text:p text:style-name="P25">Figura 3: Gráfico de dispersão com reta de regressão com</text:p>
          <text:p text:style-name="P25">transformação logarítmica.<text:tab/>12</text:p>
          <text:p text:style-name="P25"/>
          <text:p text:style-name="P25">Figura 4: Gráfico de resíduos com transformação logarítmica.<text:tab/>13</text:p>
        </text:index-body>
      </text:illustration-index>
      <text:p text:style-name="P10"/>
      <text:p text:style-name="P11"/>
      <text:p text:style-name="P6">lista de tabelas</text:p>
      <text:p text:style-name="P27">Tabela <text:sequence text:ref-name="refText1" text:name="Text" text:formula="ooow:Text+1" style:num-format="1">1</text:sequence>: Arquivo de dados do vestibular da UFSC 2010.<text:tab/>7</text:p>
      <text:p text:style-name="P27"/>
      <text:p text:style-name="P27">Tabela 2: Arquivo de dados do vestibular da UFSC 2010 contendo valores preditos e resíduos..<text:tab/>11</text:p>
      <text:p text:style-name="P6">sumário</text:p>
      <text:table-of-content text:style-name="Sect1" text:name="Sumário2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_7b__20_Título_20__7d_"/>
            <text:index-source-style text:style-name="_7b__20_Título_20_1_20__7d_"/>
            <text:index-source-style text:style-name="_7b__20_Título_20_2_20__7d_"/>
            <text:index-source-style text:style-name="_7b__20_Título_20_3_20__7d_"/>
          </text:index-source-styles>
        </text:table-of-content-source>
        <text:index-body>
          <text:p text:style-name="P23"><text:s/>1 DESCRIÇÃO DO PROBLEMA<text:tab/>4</text:p>
          <text:p text:style-name="P23"/>
          <text:p text:style-name="P23"/>
          <text:p text:style-name="P23">2 APRESENTAÇÃO DO ARQUIVO DE DADOS<text:tab/>5</text:p>
          <text:p text:style-name="P23"/>
          <text:p text:style-name="P23"/>
          <text:p text:style-name="P23">3 COEFICIENTES E EQUAÇÃO DE REGRESSÃO<text:tab/>6</text:p>
          <text:p text:style-name="P23"/>
          <text:p text:style-name="P23"/>
          <text:p text:style-name="P23">4 ANÁLISE GRÁFICA<text:tab/>7</text:p>
          <text:p text:style-name="P23"/>
          <text:p text:style-name="P23"/>
          <text:p text:style-name="P23">5 CÁLCULO DE R²<text:tab/>9</text:p>
          <text:p text:style-name="P23"/>
          <text:p text:style-name="P23"/>
          <text:p text:style-name="P23"><text:s/>6 RESÍDUOS E VALORES PREDITOS<text:tab/>10</text:p>
          <text:p text:style-name="P23"/>
          <text:p text:style-name="P23"><text:s/>6.1 Gráfico De Resíduos<text:tab/>11</text:p>
          <text:p text:style-name="P23"><text:s/>6.2 Transformação Logarítmica do Modelo<text:tab/>12</text:p>
          <text:p text:style-name="P23"/>
          <text:p text:style-name="P23"/>
          <text:p text:style-name="P23">REFERÊNCIAS<text:tab/>14</text:p>
        </text:index-body>
      </text:table-of-content>
      <text:list xml:id="list1907241019" text:style-name="Numbering_20_1">
        <text:list-item>
          <text:p text:style-name="P20">Descrição do problema</text:p>
        </text:list-item>
      </text:list>
      <text:p text:style-name="_7b__20_Texto_20__7d_">Nosso trabalho consiste em analisar um problema de regressão linear simples, descrevendo suas variáveis independente e dependente. Precisávamos escolher essas variáveis e decidimos utilizar o vestibular da UFSC como fonte de dados. Optamos por utilizar o vestibular da UFSC pois já fizemos o primeiro trabalho desta matéria utilizando-o e dessa forma teríamos um prévio conhecimento das abordagens a serem feitas, facilitando o desenvolvimento deste trabalho. </text:p>
      <text:p text:style-name="_7b__20_Texto_20__7d_">Tendo o tema do nosso estudo definido precisávamos escolher quais variáveis utilizar e foi decidido fazer a regressão linear simples utilizando o número de candidatos por vaga de cada curso do vestibular da UFSC como variável independente e a nota do último classificado no curso como variável dependente.</text:p>
      <text:p text:style-name="_7b__20_Texto_20__7d_">Intuitivamente acredita-se que em geral se o número de candidatos por vaga é grande, então a nota do último classificado no curso também será. Buscaremos mostrar se essa noção intuitiva está certa e se podemos ou não, dizer que o número de candidatos por vaga realmente influencia em algum nível a nota do último candidato. </text:p>
      <text:p text:style-name="_7b__20_Texto_20__7d_"/>
      <text:list xml:id="list1370816246" text:continue-numbering="true" text:style-name="Numbering_20_1">
        <text:list-item>
          <text:p text:style-name="P21">Apresentação do Arquivo de dados</text:p>
        </text:list-item>
      </text:list>
      <text:p text:style-name="P16">Foram coletadas <text:span text:style-name="T1">25</text:span> observações referentes a alguns dos cursos oferecidos no <text:span text:style-name="T1">vestibular da UFSC 2010</text:span>. Para a manipulação dos dados utilizamos o software <text:span text:style-name="T1">Open Office - Planilha Eletrônica</text:span>. Abaixo se encontra a matriz com as <text:span text:style-name="T1">25</text:span> observações. Na Tabela abaixo <text:span text:style-name="T1">CV</text:span> representa o número de candidatos por vaga e <text:span text:style-name="T1">NUC</text:span> é a nota do último classificado no respectivo curso.</text:p>
      <text:p text:style-name="P15">Adotaremos ao longo deste trabalho a seguinte convenção: </text:p>
      <text:p text:style-name="P15">X = Número de candidatos por vaga;</text:p>
      <text:p text:style-name="P15">Y = Nota do último classificado no curso.</text:p>
      <text:p text:style-name="P15"/>
      <text:p text:style-name="P14"><draw:frame draw:style-name="fr1" draw:name="Quadro10" text:anchor-type="paragraph" svg:x="1.469cm" svg:y="0.115cm" svg:width="12.666cm" draw:z-index="0"><draw:text-box fo:min-height="12.241cm"><text:p text:style-name="P28"><draw:frame draw:style-name="fr3" draw:name="Objeto2" text:anchor-type="paragraph" svg:x="0.004cm" svg:y="0.002cm" svg:width="12.666cm" style:rel-width="100%" svg:height="12.241cm" style:rel-height="scale" draw:z-index="23"><draw:object xlink:href="./Object 2" xlink:type="simple" xlink:show="embed" xlink:actuate="onLoad"/><draw:image xlink:href="./ObjectReplacements/Object 2" xlink:type="simple" xlink:show="embed" xlink:actuate="onLoad"/></draw:frame>Tabela <text:sequence text:ref-name="refText0" text:name="Text" text:formula="ooow:Text+1" style:num-format="1">2</text:sequence>: Arquivo de dados do vestibular da UFSC 2010</text:p></draw:text-box></draw:frame></text:p>
      <text:p text:style-name="P13"/>
      <text:p text:style-name="P13"/>
      <text:list xml:id="list1050732807" text:continue-numbering="true" text:style-name="Numbering_20_1">
        <text:list-item>
          <text:p text:style-name="_7b__20_Título_20_1_20__7d_"><text:soft-page-break/>Coeficientes e equação de regressão</text:p>
        </text:list-item>
      </text:list>
      <text:p text:style-name="_7b__20_Texto_20__7d_">Para determinar os coeficientes e a equação de regressão é necessário estimar o nosso conjunto de observações. Para isso iremos utilizar o método aprendido em aula: método de mínimos quadrados. Sendo assim a equação de regressão é dada por: </text:p>
      <text:p text:style-name="P7"><draw:frame draw:style-name="fr4" draw:name="Objeto3" text:anchor-type="paragraph" svg:x="6.83cm" svg:y="0.3cm" svg:width="1.815cm" svg:height="0.467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3"/></text:p>
      <text:p text:style-name="P7"><text:span text:style-name="T3"/></text:p>
      <text:p text:style-name="_7b__20_Texto_20__7d_"><text:span text:style-name="T3">Além disso temos que:</text:span></text:p>
      <text:p text:style-name="_7b__20_Texto_20__7d_"><draw:frame draw:style-name="fr4" draw:name="Objeto4" text:anchor-type="paragraph" svg:x="1.829cm" svg:y="0.109cm" svg:width="5.456cm" svg:height="1.33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4" draw:name="Objeto5" text:anchor-type="paragraph" svg:x="9.283cm" svg:y="0.323cm" svg:width="3.29cm" svg:height="1.117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3"/></text:p>
      <text:p text:style-name="_7b__20_Texto_20__7d_"><text:span text:style-name="T3"/></text:p>
      <text:p text:style-name="_7b__20_Texto_20__7d_"><text:span text:style-name="T3"/></text:p>
      <text:p text:style-name="_7b__20_Texto_20__7d_">Realizando as contas através do <text:span text:style-name="T1">Open Office - Planilha Eletrônica</text:span> chegamos aos seguintes resultados:</text:p>
      <text:p text:style-name="_7b__20_Texto_20__7d_"><draw:frame draw:style-name="fr4" draw:name="Objeto6" text:anchor-type="paragraph" svg:x="0.686cm" svg:y="0.247cm" svg:width="14.372cm" svg:height="1.037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_7b__20_Texto_20__7d_"/>
      <text:p text:style-name="_7b__20_Texto_20__7d_"><draw:frame draw:style-name="fr4" draw:name="Objeto7" text:anchor-type="paragraph" svg:x="4.408cm" svg:y="-0.171cm" svg:width="6.696cm" svg:height="0.99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_7b__20_Texto_20__7d_"/>
      <text:p text:style-name="_7b__20_Texto_20__7d_">Finalmente temos a equação de regressão:</text:p>
      <text:p text:style-name="_7b__20_Texto_20__7d_"><draw:frame draw:style-name="fr8" draw:name="Objeto8" text:anchor-type="paragraph" svg:y="0.469cm" svg:width="3.441cm" svg:height="0.487cm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_7b__20_Texto_20__7d_"/>
      <text:p text:style-name="_7b__20_Texto_20__7d_"/>
      <text:p text:style-name="P17"/>
      <text:p text:style-name="P19"/>
      <text:list xml:id="list1097091461" text:continue-numbering="true" text:style-name="Numbering_20_1">
        <text:list-item>
          <text:p text:style-name="_7b__20_Título_20_1_20__7d_"><text:soft-page-break/>Análise gráfica</text:p>
        </text:list-item>
      </text:list>
      <text:p text:style-name="_7b__20_Texto_20__7d_">Após ter encontrado a equação de regressão passamos para a parte de plotagem do gráfico de dispersão juntamente com a reta de regressão que se encontra abaixo.</text:p>
      <text:p text:style-name="_7b__20_Texto_20__7d_"/>
      <text:p text:style-name="_7b__20_Texto_20__7d_"><draw:frame draw:style-name="fr2" draw:name="Quadro11" text:anchor-type="paragraph" svg:width="14.376cm" draw:z-index="2"><draw:text-box fo:min-height="12.538cm"><text:p text:style-name="P24"><draw:frame draw:style-name="fr3" draw:name="Objeto9" text:anchor-type="paragraph" svg:x="0.004cm" svg:y="0.002cm" svg:width="14.376cm" style:rel-width="100%" svg:height="12.538cm" style:rel-height="scale" draw:z-index="18"><draw:object xlink:href="./Object 9" xlink:type="simple" xlink:show="embed" xlink:actuate="onLoad"/><draw:image xlink:href="./ObjectReplacements/Object 9" xlink:type="simple" xlink:show="embed" xlink:actuate="onLoad"/></draw:frame>Figura <text:sequence text:ref-name="refFigura9" text:name="Figura" text:formula="ooow:Figura+1" style:num-format="1">1</text:sequence>: Gráfico de dispersão com reta de regressão.</text:p></draw:text-box></draw:frame></text:p>
      <text:p text:style-name="_7b__20_Texto_20__7d_">Vamos agora analisar o coeficiente angular (<text:span text:style-name="T1">b</text:span>) da equação da reta de regressão. Para isso iremos fazer um teste de hipóteses e a partir desse teste observar se existe uma associação linear entre o número de candidatos por vaga e a nota do último classificado. As hipóteses do teste são:</text:p>
      <text:p text:style-name="_7b__20_Texto_20__7d_"><draw:frame draw:style-name="fr5" draw:name="Objeto10" text:anchor-type="as-char" svg:y="-1.081cm" svg:width="1.75cm" svg:height="1.081cm" draw:z-index="3"><draw:object xlink:href="./Object 10" xlink:type="simple" xlink:show="embed" xlink:actuate="onLoad"/><draw:image xlink:href="./ObjectReplacements/Object 10" xlink:type="simple" xlink:show="embed" xlink:actuate="onLoad"/></draw:frame></text:p>
      <text:p text:style-name="_7b__20_Texto_20__7d_">As hipóteses são tomadas dessa forma pois como na equação de <text:soft-page-break/>regressão, <text:span text:style-name="T5">β</text:span><text:span text:style-name="T4"> está multiplicando </text:span><text:span text:style-name="T5">X</text:span><text:span text:style-name="T4"> e sendo </text:span><text:span text:style-name="T5">β</text:span><text:span text:style-name="T4"> zero, então a equação não é afetada por </text:span><text:span text:style-name="T5">X</text:span><text:span text:style-name="T4">. Isso mostraria não existir nenhuma associação linear entre as variáveis. Dessa forma se o teste rejeitar </text:span><text:span text:style-name="T5">H</text:span><text:span text:style-name="T6">0</text:span><text:span text:style-name="T4"> mostrará a existência de uma relação linear.</text:span></text:p>
      <text:p text:style-name="_7b__20_Texto_20__7d_">Adotaremos como nível de significância 5%. Como o teste é bilateral temos uma área de 2,5% na cauda superior onde <text:span text:style-name="T1">t</text:span><text:span text:style-name="T6">α</text:span> é igual a 2,069 (utilizando gl igual a 23). Calculemos agora <text:span text:style-name="T1">t</text:span>:</text:p>
      <text:p text:style-name="_7b__20_Texto_20__7d_"><draw:frame draw:style-name="fr4" draw:name="Objeto11" text:anchor-type="paragraph" svg:x="0.651cm" svg:y="0.406cm" svg:width="9.469cm" svg:height="1.677cm" draw:z-index="4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_7b__20_Texto_20__7d_"><draw:frame draw:style-name="fr4" draw:name="Objeto12" text:anchor-type="paragraph" svg:x="10.689cm" svg:y="0.355cm" svg:width="3.223cm" svg:height="0.998cm" draw:z-index="5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_7b__20_Texto_20__7d_"/>
      <text:p text:style-name="_7b__20_Texto_20__7d_"/>
      <text:p text:style-name="_7b__20_Texto_20__7d_">Observamos que <text:s/>(<text:span text:style-name="T1">t</text:span><text:span text:style-name="T6">α</text:span><text:span text:style-name="T9"> = 2,069) &lt; (</text:span><text:span text:style-name="T8">t</text:span><text:span text:style-name="T9"> = 7,37) e dessa forma o teste rejeita </text:span><text:span text:style-name="T8">H</text:span><text:span text:style-name="T6">0</text:span><text:span text:style-name="T9"> e mostra que existe sim uma relação linear entre o número de candidatos por vaga e nota do último classificado. <text:s/>É interessante analisar que o teste aceita como hipótese verdadeira o </text:span><text:span text:style-name="T8">H</text:span><text:span text:style-name="T6">1</text:span><text:span text:style-name="T9"> com bastante folga, ou seja poderíamos ter escolhido um nível de significância bem menor que ainda assim o teste rejeitaria </text:span><text:span text:style-name="T8">H</text:span><text:span text:style-name="T6">0</text:span><text:span text:style-name="T9">.</text:span></text:p>
      <text:p text:style-name="_7b__20_Texto_20__7d_"/>
      <text:p text:style-name="P17"/>
      <text:p text:style-name="P17"/>
      <text:p text:style-name="P17"/>
      <text:list xml:id="list763194830" text:continue-numbering="true" text:style-name="Numbering_20_1">
        <text:list-item>
          <text:p text:style-name="_7b__20_Título_20_1_20__7d_"><text:soft-page-break/>Cálculo de R²</text:p>
        </text:list-item>
      </text:list>
      <text:p text:style-name="_7b__20_Texto_20__7d_">R² é chamado de coeficiente de determinação. Ele representa a proporção da variação de <text:span text:style-name="T1">Y</text:span> que pode ser explicada por variações em <text:span text:style-name="T1">X</text:span>. Anteriormente fizemos o teste de hipóteses para verificar se <text:span text:style-name="T1">X</text:span> possui uma relação linear com <text:span text:style-name="T1">Y</text:span>. Agora com <text:span text:style-name="T1">R²</text:span> iremos estimar o quão relacionadas estão estas variáveis. A formula para o cálculo de <text:span text:style-name="T1">R²</text:span> se encontra abaixo:</text:p>
      <text:p text:style-name="_7b__20_Texto_20__7d_"><draw:frame draw:style-name="fr6" draw:name="Objeto13" text:anchor-type="paragraph" svg:y="0.243cm" svg:width="3.187cm" svg:height="1.235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_7b__20_Texto_20__7d_"/>
      <text:p text:style-name="_7b__20_Texto_20__7d_"/>
      <text:p text:style-name="_7b__20_Texto_20__7d_">A formula acima é a razão entre a variância explicada pela equação de regressão, que são os desvios preditos em relação à média aritmética, e a variância total que é a soma da variância explicada com a variância não explicada. Porém o comentário importante a se fazer neste ponto é que a variância não explicada representa fatores aleatórios não controláveis que podem influenciar em <text:span text:style-name="T1">Y</text:span>. Esses fatores são chamados de resíduos, sendo considerados como uma estimativa do erro aleatório. Esses resíduos são a diferença entre o valor observado e o valor predito .</text:p>
      <text:p text:style-name="_7b__20_Texto_20__7d_">Já calculamos na planilha eletrônica a variância total (3153,79) e a variância explicada (2215,34). Agora vamos ao calculo de <text:span text:style-name="T1">R²</text:span>:</text:p>
      <text:p text:style-name="P9"><draw:frame draw:style-name="fr7" draw:name="Objeto14" text:anchor-type="paragraph" svg:width="3.582cm" svg:height="0.997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_7b__20_Texto_20__7d_"/>
      <text:p text:style-name="_7b__20_Texto_20__7d_">Isso mostra que existe uma relação linear razoavelmente boa entre o número de candidatos por vaga e a nota do último classificado. Podemos dizer que cerca de 70% da variação da nota do último classificado pode ser explicada pelo número de candidatos por vaga, enquanto que os outros 30% significam a variação provocada por outros fatores não considerados nesse modelo de regressão simples. Esses outros fatores podem ser ter diversas causas e serem tanto controláveis quanto aleatórios.</text:p>
      <text:p text:style-name="P17"/>
      <text:list xml:id="list1274556583" text:continue-numbering="true" text:style-name="Numbering_20_1">
        <text:list-item>
          <text:p text:style-name="_7b__20_Título_20_1_20__7d_"><text:soft-page-break/>Resíduos e valores preditos</text:p>
        </text:list-item>
      </text:list>
      <text:p text:style-name="_7b__20_Texto_20__7d_">Os resíduos e valores preditos já foram usados no presente trabalho para vários cálculos, como por exemplo no cálculo de <text:span text:style-name="T1">R²</text:span> e do teste para <text:span text:style-name="T5">β</text:span>. Agora iremos apresentar a tabela de dados contendo estes valores:</text:p>
      <text:p text:style-name="_7b__20_Texto_20__7d_"/>
      <text:p text:style-name="_7b__20_Texto_20__7d_"><draw:frame draw:style-name="fr2" draw:name="Quadro12" text:anchor-type="paragraph" svg:width="15.667cm" draw:z-index="12"><draw:text-box fo:min-height="12.247cm"><text:p text:style-name="P24"><draw:frame draw:style-name="fr3" draw:name="Objeto15" text:anchor-type="paragraph" svg:x="0.004cm" svg:y="0.002cm" svg:width="15.667cm" style:rel-width="100%" svg:height="12.247cm" style:rel-height="scale" draw:z-index="13"><draw:object xlink:href="./Object 15" xlink:type="simple" xlink:show="embed" xlink:actuate="onLoad"/><draw:image xlink:href="./ObjectReplacements/Object 15" xlink:type="simple" xlink:show="embed" xlink:actuate="onLoad"/></draw:frame>Tabela <text:sequence text:ref-name="refFigura10" text:name="Figura" text:formula="ooow:Figura+1" style:num-format="1">2</text:sequence>: Arquivo de dados do vestibular da UFSC 2010 contendo valores preditos e resíduos.</text:p></draw:text-box></draw:frame></text:p>
      <text:p text:style-name="_7b__20_Texto_20__7d_">Na tabela acima <text:span text:style-name="T1">Predito NUC</text:span> representa o valor de <text:span text:style-name="T1">ŷ</text:span> que é o resultado da equação de regressão onde <text:span text:style-name="T1">x</text:span> vale <text:span text:style-name="T1">CV</text:span><text:span text:style-name="T10">. Já </text:span><text:span text:style-name="T1">Resíduo NUC</text:span><text:span text:style-name="T10"> representa a diferença entre o valor observado (</text:span><text:span text:style-name="T1">NUC</text:span><text:span text:style-name="T10">) e o valor predito (</text:span><text:span text:style-name="T1">Predito NUC</text:span><text:span text:style-name="T10">).</text:span></text:p>
      <text:p text:style-name="_7b__20_Texto_20__7d_"/>
      <text:p text:style-name="_7b__20_Texto_20__7d_"/>
      <text:list xml:id="list506306214" text:continue-numbering="true" text:style-name="Numbering_20_1">
        <text:list-item>
          <text:list>
            <text:list-item>
              <text:p text:style-name="_7b__20_Título_20_2_20__7d_"><text:soft-page-break/>Gráfico De Resíduos</text:p>
            </text:list-item>
          </text:list>
        </text:list-item>
      </text:list>
      <text:p text:style-name="_7b__20_Texto_20__7d_">O gráfico de resíduos consiste em um gráfico de dispersão com os pares (xi, ei) onde nesse caso <text:span text:style-name="T1">x</text:span><text:span text:style-name="T7">i</text:span> é o <text:span text:style-name="T1">CV</text:span> do i-ésimo termo e <text:span text:style-name="T1">e</text:span><text:span text:style-name="T7">i</text:span> é o resíduo do i-ésimo termo.</text:p>
      <text:p text:style-name="_7b__20_Texto_20__7d_"/>
      <text:p text:style-name="_7b__20_Texto_20__7d_"><draw:frame draw:style-name="fr2" draw:name="Quadro1" text:anchor-type="paragraph" svg:width="14.517cm" draw:z-index="16"><draw:text-box fo:min-height="12.704cm"><text:p text:style-name="P24"><draw:frame draw:style-name="fr3" draw:name="Objeto16" text:anchor-type="paragraph" svg:x="0.004cm" svg:y="0.002cm" svg:width="14.517cm" style:rel-width="100%" svg:height="12.704cm" style:rel-height="scale" draw:z-index="17"><draw:object xlink:href="./Object 16" xlink:type="simple" xlink:show="embed" xlink:actuate="onLoad"/><draw:image xlink:href="./ObjectReplacements/Object 16" xlink:type="simple" xlink:show="embed" xlink:actuate="onLoad"/></draw:frame>Figura 2: Gráfico de resíduos. </text:p></draw:text-box></draw:frame></text:p>
      <text:p text:style-name="_7b__20_Texto_20__7d_">Analisando o gráfico acima percebemos que a adequação do modelo está razoavelmente satisfeita uma vez que os resíduos se apresentam com relativa distribuição aleatória em torno da reta de regressão. </text:p>
      <text:p text:style-name="_7b__20_Texto_20__7d_">É interessante notar alguns pontos discrepantes que diminuem a adequação do modelo. Além disso esta parece ser uma situação onde os valores grandes de <text:span text:style-name="T1">X</text:span> acabam por determinar uma leve inclinação na reta, onde nota-se que a variância de <text:span text:style-name="T1">Y</text:span> aumenta proporcionalmente com <text:span text:style-name="T1">X</text:span>. Sendo assim a transformação logarítmica tanto nos valores de <text:span text:style-name="T1">X</text:span> quanto nos calores de <text:span text:style-name="T1">Y</text:span> poderia ser uma boa <text:soft-page-break/>opção para melhorar levemente a adequação do modelo.</text:p>
      <text:list xml:id="list1271301513" text:continue-numbering="true" text:style-name="Numbering_20_1">
        <text:list-item>
          <text:list>
            <text:list-item>
              <text:p text:style-name="_7b__20_Título_20_2_20__7d_">Transformação Logarítmica do Modelo</text:p>
            </text:list-item>
          </text:list>
        </text:list-item>
      </text:list>
      <text:p text:style-name="_7b__20_Texto_20__7d_">Como falado na seção anterior a aplicação da transformação logarítmica poderia deixar o modelo mais adequado. Desta forma fizemos os gráficos considerando a transformação logarítmica tanto nos valores de X quanto nos valores de Y. O resultado é encontrado nos gráficos abaixo:</text:p>
      <text:p text:style-name="_7b__20_Texto_20__7d_"/>
      <text:p text:style-name="_7b__20_Texto_20__7d_"><draw:frame draw:style-name="fr2" draw:name="Quadro2" text:anchor-type="paragraph" svg:width="14.586cm" draw:z-index="19"><draw:text-box fo:min-height="12.762cm"><text:p text:style-name="P24"><draw:frame draw:style-name="fr3" draw:name="Objeto17" text:anchor-type="paragraph" svg:x="0.004cm" svg:y="0.002cm" svg:width="14.586cm" style:rel-width="100%" svg:height="12.762cm" style:rel-height="scale" draw:z-index="20"><draw:object xlink:href="./Object 17" xlink:type="simple" xlink:show="embed" xlink:actuate="onLoad"/><draw:image xlink:href="./ObjectReplacements/Object 17" xlink:type="simple" xlink:show="embed" xlink:actuate="onLoad"/></draw:frame>Figura <text:sequence text:ref-name="refFigura0" text:name="Figura" text:formula="ooow:Figura+1" style:num-format="1">3</text:sequence>: Gráfico de dispersão com reta de regressão com transformação logarítmica.</text:p></draw:text-box></draw:frame></text:p>
      <text:p text:style-name="_7b__20_Texto_20__7d_">Como podemos ver ao comprar esse gráfico onde a transformação <text:soft-page-break/>logarítmica foi aplicada com o primeiro gráfico de regressão percebemos notoriamente a diferença. Neste modelo os pontos estão nitidamente mais alinhados à reta de regressão e além disso, obtivemos um calculo de <text:span text:style-name="T1">R²</text:span> igual a 0,77, mostrado dessa forma a melhoria comparada com o primeiro gráfico onde <text:span text:style-name="T1">R²</text:span> valia 0,70. A equação de regressão ficou da seguinte forma:</text:p>
      <text:p text:style-name="_7b__20_Texto_20__7d_"><draw:frame draw:style-name="fr4" draw:name="Objeto18" text:anchor-type="paragraph" svg:x="5.988cm" svg:y="0.152cm" svg:width="3.23cm" svg:height="0.487cm" draw:z-index="15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_7b__20_Texto_20__7d_"/>
      <text:p text:style-name="_7b__20_Texto_20__7d_"><draw:frame draw:style-name="fr1" draw:name="Quadro3" text:anchor-type="paragraph" svg:x="0.771cm" svg:y="0cm" svg:width="14.457cm" draw:z-index="21"><draw:text-box fo:min-height="12.651cm"><text:p text:style-name="P24"><draw:frame draw:style-name="fr3" draw:name="Objeto19" text:anchor-type="paragraph" svg:x="0.004cm" svg:y="0.002cm" svg:width="14.457cm" style:rel-width="100%" svg:height="12.651cm" style:rel-height="scale" draw:z-index="22"><draw:object xlink:href="./Object 19" xlink:type="simple" xlink:show="embed" xlink:actuate="onLoad"/><draw:image xlink:href="./ObjectReplacements/Object 19" xlink:type="simple" xlink:show="embed" xlink:actuate="onLoad"/></draw:frame>Figura <text:sequence text:ref-name="refFigura1" text:name="Figura" text:formula="ooow:Figura+1" style:num-format="1">4</text:sequence>: Gráfico de resíduos com transformação logarítmica.</text:p></draw:text-box></draw:frame></text:p>
      <text:p text:style-name="_7b__20_Texto_20__7d_">O gráfico de resíduos com a transformação logarítmica apenas evidencia o fato da melhora na adequação do modelo onde os resíduos se distribuem de forma mais aleatória comparado com o primeiro gráfico de resíduos.</text:p>
      <text:p text:style-name="P6">Referências</text:p>
      <text:p text:style-name="P7"><text:span text:style-name="T2">UNIVERSIDADE FEDERAL DE SANTA CATARINA.</text:span> <text:span text:style-name="T1">Relatório Oficial do Vestibular da UFSC 2010</text:span>. <text:s/>Disponível em: &lt;http://www.vestibular2010.ufsc.br/relatorio/&gt;. Acesso em: 26 de agosto de 2010.</text:p>
      <text:p text:style-name="P7"/>
      <text:p text:style-name="P7"><text:span text:style-name="T2">WIKIPÉDIA.</text:span> <text:span text:style-name="T1">Anexo: Lista de Cursos Superiores</text:span>. <text:s/>Disponível em: &lt;http://pt.wikipedia.org/wiki/Anexo:Lista_de_cursos_superiores&gt;. Acesso em: 28 de agosto de 20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/>
    <style:font-face style:name="OpenSymbol" svg:font-family="OpenSymbol"/>
    <style:font-face style:name="Tahoma1" svg:font-family="Tahoma"/>
    <style:font-face style:name="Verdana" svg:font-family="Verdana, Arial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</style:style>
    <style:style style:name="_7b__20_Texto_20__7d_" style:display-name="{ Texto }" style:family="paragraph" style:auto-update="true" style:master-page-name="">
      <style:paragraph-properties fo:margin-left="0cm" fo:margin-right="0cm" fo:line-height="150%" fo:text-align="justify" style:justify-single-word="false" fo:text-indent="2cm" style:auto-text-indent="false" style:page-number="auto" fo:background-color="transparent" style:shadow="none">
        <style:tab-stops/>
        <style:background-image/>
      </style:paragraph-properties>
      <style:text-properties fo:color="#000000" style:text-position="0% 100%" style:font-name="Arial" fo:font-size="12pt" fo:font-weight="normal" style:font-size-asian="6pt" style:font-weight-asian="normal" style:font-size-complex="6pt" style:font-weight-complex="normal"/>
    </style:style>
    <style:style style:name="_7b__20_Título_20__7d_" style:display-name="{ Título }" style:family="paragraph" style:next-style-name="_7b__20_Texto_20__7d_" style:auto-update="true" style:master-page-name="">
      <style:paragraph-properties fo:margin-top="0cm" fo:margin-bottom="2cm" fo:text-align="center" style:justify-single-word="false" style:page-number="auto" fo:background-color="transparent" style:shadow="none">
        <style:tab-stops/>
        <style:background-image/>
      </style:paragraph-properties>
      <style:text-properties fo:text-transform="uppercase" fo:color="#000000" style:font-name="Arial" fo:font-weight="bold"/>
    </style:style>
    <style:style style:name="_7b__20_Título_20_1_20__7d_" style:display-name="{ Título 1 }" style:family="paragraph" style:next-style-name="_7b__20_Texto_20__7d_" style:auto-update="true" style:list-style-name="Numbering_20_1" style:master-page-name="">
      <style:paragraph-properties fo:margin-top="0cm" fo:margin-bottom="2cm" style:page-number="auto" fo:background-color="transparent" style:shadow="none">
        <style:tab-stops/>
        <style:background-image/>
      </style:paragraph-properties>
      <style:text-properties fo:text-transform="uppercase" fo:color="#000000" style:font-name="Arial1" fo:font-weight="bold"/>
    </style:style>
    <style:style style:name="_7b__20_Título_20_2_20__7d_" style:display-name="{ Título 2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1" fo:font-weight="bold"/>
    </style:style>
    <style:style style:name="_7b__20_Título_20_3_20__7d_" style:display-name="{ Título 3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2" fo:font-style="italic" fo:font-weight="normal" style:font-style-asian="normal" style:font-weight-asian="bold" style:font-style-complex="normal" style:font-weight-complex="bold"/>
    </style:style>
    <style:style style:name="_7b__20_Título_20_4_20__7d_" style:display-name="{ Título 4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3"/>
    </style:style>
    <style:style style:name="_7b__20_Citação_20_direta_20_grande_20__7d_" style:display-name="{ Citação direta grande }" style:family="paragraph" style:next-style-name="_7b__20_Texto_20__7d_" style:auto-update="true" style:master-page-name="">
      <style:paragraph-properties fo:margin-left="4.001cm" fo:margin-right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000000" style:font-name="Arial3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_7b__20_Referências_20__7d_" style:display-name="{ Referências }" style:family="paragraph" style:next-style-name="_7b__20_Texto_20__7d_" style:auto-update="true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name="Arial3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Caption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4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Index" style:page-layout-name="Mpm3">
      <style:header>
        <text:p text:style-name="MP1"><text:page-number text:select-page="current">1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12-02T23:43:30.35</meta:creation-date>
    <dc:date>2010-12-02T09:31:00</dc:date>
    <meta:editing-duration>PT33H21M42S</meta:editing-duration>
    <meta:editing-cycles>285</meta:editing-cycles>
    <meta:generator>OpenOffice.org/3.2$Linux OpenOffice.org_project/320m12$Build-9483</meta:generator>
    <dc:creator>Lucas Pereira</dc:creator>
    <meta:document-statistic meta:table-count="0" meta:image-count="0" meta:object-count="18" meta:page-count="16" meta:paragraph-count="76" meta:word-count="1466" meta:character-count="8943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0/content.xml><?xml version="1.0" encoding="utf-8"?>
<math xmlns="http://www.w3.org/1998/Math/MathML">
  <semantics>
    <mtable>
      <mtr>
        <mtd>
          <mrow>
            <msub>
              <mi>H</mi>
              <mn>0</mn>
            </msub>
            <mi mathvariant="normal">:</mi>
            <mrow>
              <mo stretchy="false">β</mo>
              <mi mathvariant="normal">=</mi>
              <mn>0</mn>
            </mrow>
          </mrow>
        </mtd>
      </mtr>
      <mtr>
        <mtd>
          <mrow>
            <msub>
              <mi>H</mi>
              <mn>1</mn>
            </msub>
            <mi mathvariant="normal">:</mi>
            <mrow>
              <mo stretchy="false">β</mo>
              <mi mathvariant="normal">≠</mi>
              <mn>0</mn>
            </mrow>
          </mrow>
        </mtd>
      </mtr>
    </mtable>
    <annotation encoding="StarMath 5.0">{H_0}: %beta = 0 newline
{H_1}: %beta &lt;&gt; 0</annotation>
  </semantics>
</math>
</file>

<file path=Object 11/content.xml><?xml version="1.0" encoding="utf-8"?>
<math xmlns="http://www.w3.org/1998/Math/MathML">
  <semantics>
    <mtable>
      <mtr>
        <mtd>
          <mrow>
            <mi>t</mi>
            <mi mathvariant="normal">=</mi>
            <mfrac>
              <mrow>
                <mi>b</mi>
                <mi mathvariant="normal">−</mi>
                <msub>
                  <mo stretchy="false">β</mo>
                  <mn>0</mn>
                </msub>
              </mrow>
              <msub>
                <mi>S</mi>
                <mi>b</mi>
              </msub>
            </mfrac>
          </mrow>
        </mtd>
      </mtr>
      <mtr>
        <mtd>
          <mrow>
            <mi mathvariant="italic">onde</mi>
            <msub>
              <mi>S</mi>
              <mi>b</mi>
            </msub>
            <mi mathvariant="italic">foi</mi>
            <mi mathvariant="italic">préviamente</mi>
            <mi mathvariant="italic">calculado</mi>
            <mi mathvariant="italic">com</mi>
            <mi mathvariant="italic">valor</mi>
            <mi mathvariant="italic">de</mi>
            <mn>0,3455</mn>
          </mrow>
        </mtd>
      </mtr>
    </mtable>
    <annotation encoding="StarMath 5.0">t = {b - %beta_0} over S_b
newline onde S_b foi préviamente calculado com valor de 0,3455
</annotation>
  </semantics>
</math>
</file>

<file path=Object 12/content.xml><?xml version="1.0" encoding="utf-8"?>
<math xmlns="http://www.w3.org/1998/Math/MathML">
  <semantics>
    <mrow>
      <mrow>
        <mi>t</mi>
        <mi mathvariant="normal">=</mi>
        <mfrac>
          <mrow>
            <mn>2,55</mn>
            <mi mathvariant="normal">−</mi>
            <mn>0</mn>
          </mrow>
          <mn>0,3455</mn>
        </mfrac>
      </mrow>
      <mi mathvariant="normal">=</mi>
      <mn>7,37</mn>
    </mrow>
    <annotation encoding="StarMath 5.0">t = {2,55 - 0} over 0,3455 = 7,37</annotation>
  </semantics>
</math>
</file>

<file path=Object 13/content.xml><?xml version="1.0" encoding="utf-8"?>
<math xmlns="http://www.w3.org/1998/Math/MathML">
  <semantics>
    <mrow>
      <mi mathvariant="italic">R²</mi>
      <mi mathvariant="normal">=</mi>
      <mfrac>
        <mrow>
          <mrow>
            <mi mathvariant="normal">∑</mi>
            <mrow>
              <mo stretchy="false">(</mo>
              <mrow>
                <mover accent="true">
                  <msub>
                    <mi>y</mi>
                    <mi>i</mi>
                  </msub>
                  <mo stretchy="false">ˆ</mo>
                </mover>
                <mi mathvariant="normal">−</mi>
                <mover accent="true">
                  <msub>
                    <mi>y</mi>
                    <mi>i</mi>
                  </msub>
                  <mo stretchy="false">ˉ</mo>
                </mover>
              </mrow>
              <mo stretchy="false">)</mo>
            </mrow>
          </mrow>
          <mn>²</mn>
        </mrow>
        <mrow>
          <mrow>
            <mi mathvariant="normal">∑</mi>
            <mrow>
              <mo stretchy="false">(</mo>
              <mrow>
                <msub>
                  <mi>y</mi>
                  <mi>i</mi>
                </msub>
                <mi mathvariant="normal">−</mi>
                <mover accent="true">
                  <msub>
                    <mi>y</mi>
                    <mi>i</mi>
                  </msub>
                  <mo stretchy="false">ˉ</mo>
                </mover>
              </mrow>
              <mo stretchy="false">)</mo>
            </mrow>
          </mrow>
          <mn>²</mn>
        </mrow>
      </mfrac>
    </mrow>
    <annotation encoding="StarMath 5.0">R² = {Sum(hat{y_i} - bar{y_i})²} over {Sum({y_i} - bar{y_i})²}</annotation>
  </semantics>
</math>
</file>

<file path=Object 14/content.xml><?xml version="1.0" encoding="utf-8"?>
<math xmlns="http://www.w3.org/1998/Math/MathML">
  <semantics>
    <mrow>
      <mrow>
        <mi mathvariant="italic">R²</mi>
        <mi mathvariant="normal">=</mi>
        <mfrac>
          <mn>2215,34</mn>
          <mn>3153,79</mn>
        </mfrac>
      </mrow>
      <mi mathvariant="normal">=</mi>
      <mn>0,70</mn>
    </mrow>
    <annotation encoding="StarMath 5.0">R² = 2215,34 over 3153,79 = 0,70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AAAA+Verdana" svg:font-family="CAAAAA+Verdana"/>
    <style:font-face style:name="Verdana" svg:font-family="Verdana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bold" style:font-name-complex="CAAAAA+Verdana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normal" style:font-name-complex="CAAAAA+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normal" style:font-name-complex="CAAAAA+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36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36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1">
          <table:table-cell table:number-columns-repeated="5"/>
        </table:table-row>
        <table:table-row table:style-name="ro2">
          <table:table-cell table:style-name="ce1" office:value-type="string">
            <text:p>Curso</text:p>
          </table:table-cell>
          <table:table-cell table:style-name="ce5" office:value-type="string">
            <text:p>CV</text:p>
          </table:table-cell>
          <table:table-cell table:style-name="ce5" office:value-type="string">
            <text:p>NUC</text:p>
          </table:table-cell>
          <table:table-cell table:style-name="ce12" office:value-type="string">
            <text:p>Predito NUC</text:p>
          </table:table-cell>
          <table:table-cell table:style-name="ce15" office:value-type="string">
            <text:p>Resíduo NUC</text:p>
          </table:table-cell>
        </table:table-row>
        <table:table-row table:style-name="ro2">
          <table:table-cell table:style-name="ce2" office:value-type="string">
            <text:p>Letras - Língua Alemã</text:p>
          </table:table-cell>
          <table:table-cell table:style-name="ce6" office:value-type="float" office:value="0.88">
            <text:p>0,88</text:p>
          </table:table-cell>
          <table:table-cell table:style-name="ce9" office:value-type="float" office:value="40.95">
            <text:p>40,95</text:p>
          </table:table-cell>
          <table:table-cell table:style-name="ce13" office:value-type="float" office:value="40.726761149096">
            <text:p>40,73</text:p>
          </table:table-cell>
          <table:table-cell table:style-name="ce16" table:formula="of:=[.C73]-[.D73]" office:value-type="float" office:value="0.223238850904004">
            <text:p>0,2232</text:p>
          </table:table-cell>
        </table:table-row>
        <table:table-row table:style-name="ro2">
          <table:table-cell table:style-name="ce3" office:value-type="string">
            <text:p>Ciências Biológicas – Licenciatura Noturno</text:p>
          </table:table-cell>
          <table:table-cell table:style-name="ce6" office:value-type="float" office:value="1.24">
            <text:p>1,24</text:p>
          </table:table-cell>
          <table:table-cell table:style-name="ce9" office:value-type="float" office:value="36.64">
            <text:p>36,64</text:p>
          </table:table-cell>
          <table:table-cell table:style-name="ce13" office:value-type="float" office:value="41.643315093358">
            <text:p>41,64</text:p>
          </table:table-cell>
          <table:table-cell table:style-name="ce16" table:formula="of:=[.C74]-[.D74]" office:value-type="float" office:value="-5.003315093358">
            <text:p>-5,0033</text:p>
          </table:table-cell>
        </table:table-row>
        <table:table-row table:style-name="ro2">
          <table:table-cell table:style-name="ce3" office:value-type="string">
            <text:p>Engenharia De Aqüicultura</text:p>
          </table:table-cell>
          <table:table-cell table:style-name="ce6" office:value-type="float" office:value="1.5">
            <text:p>1,50</text:p>
          </table:table-cell>
          <table:table-cell table:style-name="ce9" office:value-type="float" office:value="38.03">
            <text:p>38,03</text:p>
          </table:table-cell>
          <table:table-cell table:style-name="ce13" office:value-type="float" office:value="42.3052707197695">
            <text:p>42,31</text:p>
          </table:table-cell>
          <table:table-cell table:style-name="ce16" table:formula="of:=[.C75]-[.D75]" office:value-type="float" office:value="-4.2752707197695">
            <text:p>-4,2753</text:p>
          </table:table-cell>
        </table:table-row>
        <table:table-row table:style-name="ro2">
          <table:table-cell table:style-name="ce2" office:value-type="string">
            <text:p>Fonoaudiologia - Noturno</text:p>
          </table:table-cell>
          <table:table-cell table:style-name="ce6" office:value-type="float" office:value="1.54">
            <text:p>1,54</text:p>
          </table:table-cell>
          <table:table-cell table:style-name="ce9" office:value-type="float" office:value="39.9">
            <text:p>39,9</text:p>
          </table:table-cell>
          <table:table-cell table:style-name="ce13" office:value-type="float" office:value="42.4071100469097">
            <text:p>42,41</text:p>
          </table:table-cell>
          <table:table-cell table:style-name="ce16" table:formula="of:=[.C76]-[.D76]" office:value-type="float" office:value="-2.5071100469097">
            <text:p>-2,5071</text:p>
          </table:table-cell>
        </table:table-row>
        <table:table-row table:style-name="ro2">
          <table:table-cell table:style-name="ce2" office:value-type="string">
            <text:p>Serviço Social - Diurno</text:p>
          </table:table-cell>
          <table:table-cell table:style-name="ce6" office:value-type="float" office:value="1.61">
            <text:p>1,61</text:p>
          </table:table-cell>
          <table:table-cell table:style-name="ce9" office:value-type="float" office:value="36.99">
            <text:p>36,99</text:p>
          </table:table-cell>
          <table:table-cell table:style-name="ce13" office:value-type="float" office:value="42.5853288694051">
            <text:p>42,59</text:p>
          </table:table-cell>
          <table:table-cell table:style-name="ce16" table:formula="of:=[.C77]-[.D77]" office:value-type="float" office:value="-5.5953288694051">
            <text:p>-5,5953</text:p>
          </table:table-cell>
        </table:table-row>
        <table:table-row table:style-name="ro2">
          <table:table-cell table:style-name="ce3" office:value-type="string">
            <text:p>Ciências Sociais - Diurno</text:p>
          </table:table-cell>
          <table:table-cell table:style-name="ce6" office:value-type="float" office:value="1.9">
            <text:p>1,90</text:p>
          </table:table-cell>
          <table:table-cell table:style-name="ce9" office:value-type="float" office:value="39.5">
            <text:p>39,5</text:p>
          </table:table-cell>
          <table:table-cell table:style-name="ce13" office:value-type="float" office:value="43.3236639911718">
            <text:p>43,32</text:p>
          </table:table-cell>
          <table:table-cell table:style-name="ce16" table:formula="of:=[.C78]-[.D78]" office:value-type="float" office:value="-3.8236639911718">
            <text:p>-3,8237</text:p>
          </table:table-cell>
        </table:table-row>
        <table:table-row table:style-name="ro2">
          <table:table-cell table:style-name="ce2" office:value-type="string">
            <text:p>Letras - Língua Francesa</text:p>
          </table:table-cell>
          <table:table-cell table:style-name="ce6" office:value-type="float" office:value="1.98">
            <text:p>1,98</text:p>
          </table:table-cell>
          <table:table-cell table:style-name="ce9" office:value-type="float" office:value="40.19">
            <text:p>40,19</text:p>
          </table:table-cell>
          <table:table-cell table:style-name="ce13" office:value-type="float" office:value="43.5273426454522">
            <text:p>43,53</text:p>
          </table:table-cell>
          <table:table-cell table:style-name="ce16" table:formula="of:=[.C79]-[.D79]" office:value-type="float" office:value="-3.3373426454522">
            <text:p>-3,3373</text:p>
          </table:table-cell>
        </table:table-row>
        <table:table-row table:style-name="ro2">
          <table:table-cell table:style-name="ce2" office:value-type="string">
            <text:p>Letras - Língua Portuguesa – Noturno</text:p>
          </table:table-cell>
          <table:table-cell table:style-name="ce6" office:value-type="float" office:value="2.18">
            <text:p>2,18</text:p>
          </table:table-cell>
          <table:table-cell table:style-name="ce9" office:value-type="float" office:value="38.42">
            <text:p>38,42</text:p>
          </table:table-cell>
          <table:table-cell table:style-name="ce13" office:value-type="float" office:value="44.0365392811533">
            <text:p>44,04</text:p>
          </table:table-cell>
          <table:table-cell table:style-name="ce16" table:formula="of:=[.C80]-[.D80]" office:value-type="float" office:value="-5.6165392811533">
            <text:p>-5,6165</text:p>
          </table:table-cell>
        </table:table-row>
        <table:table-row table:style-name="ro2">
          <table:table-cell table:style-name="ce2" office:value-type="string">
            <text:p>Filosofia - Noturno</text:p>
          </table:table-cell>
          <table:table-cell table:style-name="ce6" office:value-type="float" office:value="2.51">
            <text:p>2,51</text:p>
          </table:table-cell>
          <table:table-cell table:style-name="ce9" office:value-type="float" office:value="39.74">
            <text:p>39,74</text:p>
          </table:table-cell>
          <table:table-cell table:style-name="ce13" office:value-type="float" office:value="44.8767137300602">
            <text:p>44,88</text:p>
          </table:table-cell>
          <table:table-cell table:style-name="ce16" table:formula="of:=[.C81]-[.D81]" office:value-type="float" office:value="-5.1367137300602">
            <text:p>-5,1367</text:p>
          </table:table-cell>
        </table:table-row>
        <table:table-row table:style-name="ro2">
          <table:table-cell table:style-name="ce3" office:value-type="string">
            <text:p>Engenharia De Produção Elétrica</text:p>
          </table:table-cell>
          <table:table-cell table:style-name="ce6" office:value-type="float" office:value="2.8">
            <text:p>2,80</text:p>
          </table:table-cell>
          <table:table-cell table:style-name="ce9" office:value-type="float" office:value="61.74">
            <text:p>61,74</text:p>
          </table:table-cell>
          <table:table-cell table:style-name="ce13" office:value-type="float" office:value="45.6150488518268">
            <text:p>45,62</text:p>
          </table:table-cell>
          <table:table-cell table:style-name="ce16" table:formula="of:=[.C82]-[.D82]" office:value-type="float" office:value="16.1249511481732">
            <text:p>16,1250</text:p>
          </table:table-cell>
        </table:table-row>
        <table:table-row table:style-name="ro2">
          <table:table-cell table:style-name="ce2" office:value-type="string">
            <text:p>Serviço Social - Noturno</text:p>
          </table:table-cell>
          <table:table-cell table:style-name="ce6" office:value-type="float" office:value="2.98">
            <text:p>2,98</text:p>
          </table:table-cell>
          <table:table-cell table:style-name="ce9" office:value-type="float" office:value="39.91">
            <text:p>39,91</text:p>
          </table:table-cell>
          <table:table-cell table:style-name="ce13" office:value-type="float" office:value="46.0733258239578">
            <text:p>46,07</text:p>
          </table:table-cell>
          <table:table-cell table:style-name="ce16" table:formula="of:=[.C83]-[.D83]" office:value-type="float" office:value="-6.16332582395781">
            <text:p>-6,1633</text:p>
          </table:table-cell>
        </table:table-row>
        <table:table-row table:style-name="ro2">
          <table:table-cell table:style-name="ce3" office:value-type="string">
            <text:p>Ciências Econômicas - Noturno</text:p>
          </table:table-cell>
          <table:table-cell table:style-name="ce6" office:value-type="float" office:value="3.3">
            <text:p>3,30</text:p>
          </table:table-cell>
          <table:table-cell table:style-name="ce9" office:value-type="float" office:value="51">
            <text:p>51</text:p>
          </table:table-cell>
          <table:table-cell table:style-name="ce13" office:value-type="float" office:value="46.8880404410796">
            <text:p>46,89</text:p>
          </table:table-cell>
          <table:table-cell table:style-name="ce16" table:formula="of:=[.C84]-[.D84]" office:value-type="float" office:value="4.1119595589204">
            <text:p>4,1120</text:p>
          </table:table-cell>
        </table:table-row>
        <table:table-row table:style-name="ro2">
          <table:table-cell table:style-name="ce2" office:value-type="string">
            <text:p>História - Noturno</text:p>
          </table:table-cell>
          <table:table-cell table:style-name="ce6" office:value-type="float" office:value="3.64">
            <text:p>3,64</text:p>
          </table:table-cell>
          <table:table-cell table:style-name="ce9" office:value-type="float" office:value="49.13">
            <text:p>49,13</text:p>
          </table:table-cell>
          <table:table-cell table:style-name="ce13" office:value-type="float" office:value="47.7536747217715">
            <text:p>47,75</text:p>
          </table:table-cell>
          <table:table-cell table:style-name="ce16" table:formula="of:=[.C85]-[.D85]" office:value-type="float" office:value="1.3763252782285">
            <text:p>1,3763</text:p>
          </table:table-cell>
        </table:table-row>
        <table:table-row table:style-name="ro2">
          <table:table-cell table:style-name="ce2" office:value-type="string">
            <text:p>Farmácia</text:p>
          </table:table-cell>
          <table:table-cell table:style-name="ce6" office:value-type="float" office:value="4.32">
            <text:p>4,32</text:p>
          </table:table-cell>
          <table:table-cell table:style-name="ce9" office:value-type="float" office:value="55.84">
            <text:p>55,84</text:p>
          </table:table-cell>
          <table:table-cell table:style-name="ce13" office:value-type="float" office:value="49.4849432831553">
            <text:p>49,48</text:p>
          </table:table-cell>
          <table:table-cell table:style-name="ce16" table:formula="of:=[.C86]-[.D86]" office:value-type="float" office:value="6.3550567168447">
            <text:p>6,3551</text:p>
          </table:table-cell>
        </table:table-row>
        <table:table-row table:style-name="ro2">
          <table:table-cell table:style-name="ce3" office:value-type="string">
            <text:p>Engenharia De Alimentos</text:p>
          </table:table-cell>
          <table:table-cell table:style-name="ce6" office:value-type="float" office:value="4.72">
            <text:p>4,72</text:p>
          </table:table-cell>
          <table:table-cell table:style-name="ce9" office:value-type="float" office:value="61.9">
            <text:p>61,9</text:p>
          </table:table-cell>
          <table:table-cell table:style-name="ce13" office:value-type="float" office:value="50.5033365545576">
            <text:p>50,50</text:p>
          </table:table-cell>
          <table:table-cell table:style-name="ce16" table:formula="of:=[.C87]-[.D87]" office:value-type="float" office:value="11.3966634454424">
            <text:p>11,3967</text:p>
          </table:table-cell>
        </table:table-row>
        <table:table-row table:style-name="ro2">
          <table:table-cell table:style-name="ce3" office:value-type="string">
            <text:p>Enfermagem</text:p>
          </table:table-cell>
          <table:table-cell table:style-name="ce6" office:value-type="float" office:value="5.16">
            <text:p>5,16</text:p>
          </table:table-cell>
          <table:table-cell table:style-name="ce9" office:value-type="float" office:value="48.25">
            <text:p>48,25</text:p>
          </table:table-cell>
          <table:table-cell table:style-name="ce13" office:value-type="float" office:value="51.6235691531">
            <text:p>51,62</text:p>
          </table:table-cell>
          <table:table-cell table:style-name="ce16" table:formula="of:=[.C88]-[.D88]" office:value-type="float" office:value="-3.3735691531">
            <text:p>-3,3736</text:p>
          </table:table-cell>
        </table:table-row>
        <table:table-row table:style-name="ro2">
          <table:table-cell table:style-name="ce3" office:value-type="string">
            <text:p>Administração - Diurno</text:p>
          </table:table-cell>
          <table:table-cell table:style-name="ce7" office:value-type="float" office:value="5.45">
            <text:p>5,45</text:p>
          </table:table-cell>
          <table:table-cell table:style-name="ce10" office:value-type="float" office:value="57.36">
            <text:p>57,36</text:p>
          </table:table-cell>
          <table:table-cell table:style-name="ce13" office:value-type="float" office:value="52.3619042748667">
            <text:p>52,36</text:p>
          </table:table-cell>
          <table:table-cell table:style-name="ce16" table:formula="of:=[.C89]-[.D89]" office:value-type="float" office:value="4.9980957251333">
            <text:p>4,9981</text:p>
          </table:table-cell>
        </table:table-row>
        <table:table-row table:style-name="ro2">
          <table:table-cell table:style-name="ce3" office:value-type="string">
            <text:p>Educação Física - Bacharelado</text:p>
          </table:table-cell>
          <table:table-cell table:style-name="ce6" office:value-type="float" office:value="5.87">
            <text:p>5,87</text:p>
          </table:table-cell>
          <table:table-cell table:style-name="ce9" office:value-type="float" office:value="48.85">
            <text:p>48,85</text:p>
          </table:table-cell>
          <table:table-cell table:style-name="ce13" office:value-type="float" office:value="53.431217209839">
            <text:p>53,43</text:p>
          </table:table-cell>
          <table:table-cell table:style-name="ce16" table:formula="of:=[.C90]-[.D90]" office:value-type="float" office:value="-4.581217209839">
            <text:p>-4,5812</text:p>
          </table:table-cell>
        </table:table-row>
        <table:table-row table:style-name="ro2">
          <table:table-cell table:style-name="ce3" office:value-type="string">
            <text:p>Engenharia Sanitária E Ambiental</text:p>
          </table:table-cell>
          <table:table-cell table:style-name="ce6" office:value-type="float" office:value="6.22">
            <text:p>6,22</text:p>
          </table:table-cell>
          <table:table-cell table:style-name="ce9" office:value-type="float" office:value="65.79">
            <text:p>65,79</text:p>
          </table:table-cell>
          <table:table-cell table:style-name="ce13" office:value-type="float" office:value="54.322311322316">
            <text:p>54,32</text:p>
          </table:table-cell>
          <table:table-cell table:style-name="ce16" table:formula="of:=[.C91]-[.D91]" office:value-type="float" office:value="11.467688677684">
            <text:p>11,4677</text:p>
          </table:table-cell>
        </table:table-row>
        <table:table-row table:style-name="ro2">
          <table:table-cell table:style-name="ce3" office:value-type="string">
            <text:p>Ciências Biológicas</text:p>
          </table:table-cell>
          <table:table-cell table:style-name="ce6" office:value-type="float" office:value="7.33">
            <text:p>7,33</text:p>
          </table:table-cell>
          <table:table-cell table:style-name="ce9" office:value-type="float" office:value="61.75">
            <text:p>61,75</text:p>
          </table:table-cell>
          <table:table-cell table:style-name="ce13" office:value-type="float" office:value="57.1483526504572">
            <text:p>57,15</text:p>
          </table:table-cell>
          <table:table-cell table:style-name="ce16" table:formula="of:=[.C92]-[.D92]" office:value-type="float" office:value="4.6016473495428">
            <text:p>4,6016</text:p>
          </table:table-cell>
        </table:table-row>
        <table:table-row table:style-name="ro2">
          <table:table-cell table:style-name="ce2" office:value-type="string">
            <text:p>Psicologia</text:p>
          </table:table-cell>
          <table:table-cell table:style-name="ce6" office:value-type="float" office:value="8.86">
            <text:p>8,86</text:p>
          </table:table-cell>
          <table:table-cell table:style-name="ce9" office:value-type="float" office:value="59.33">
            <text:p>59,33</text:p>
          </table:table-cell>
          <table:table-cell table:style-name="ce13" office:value-type="float" office:value="61.0437069135708">
            <text:p>61,04</text:p>
          </table:table-cell>
          <table:table-cell table:style-name="ce16" table:formula="of:=[.C93]-[.D93]" office:value-type="float" office:value="-1.7137069135708">
            <text:p>-1,7137</text:p>
          </table:table-cell>
        </table:table-row>
        <table:table-row table:style-name="ro2">
          <table:table-cell table:style-name="ce2" office:value-type="string">
            <text:p>Odontologia</text:p>
          </table:table-cell>
          <table:table-cell table:style-name="ce6" office:value-type="float" office:value="9.55">
            <text:p>9,55</text:p>
          </table:table-cell>
          <table:table-cell table:style-name="ce9" office:value-type="float" office:value="63.6">
            <text:p>63,6</text:p>
          </table:table-cell>
          <table:table-cell table:style-name="ce13" office:value-type="float" office:value="62.8004353067397">
            <text:p>62,80</text:p>
          </table:table-cell>
          <table:table-cell table:style-name="ce16" table:formula="of:=[.C94]-[.D94]" office:value-type="float" office:value="0.799564693260301">
            <text:p>0,7996</text:p>
          </table:table-cell>
        </table:table-row>
        <table:table-row table:style-name="ro2">
          <table:table-cell table:style-name="ce2" office:value-type="string">
            <text:p>Oceanografia</text:p>
          </table:table-cell>
          <table:table-cell table:style-name="ce6" office:value-type="float" office:value="10.97">
            <text:p>10,97</text:p>
          </table:table-cell>
          <table:table-cell table:style-name="ce9" office:value-type="float" office:value="63.38">
            <text:p>63,38</text:p>
          </table:table-cell>
          <table:table-cell table:style-name="ce13" office:value-type="float" office:value="66.4157314202176">
            <text:p>66,42</text:p>
          </table:table-cell>
          <table:table-cell table:style-name="ce16" table:formula="of:=[.C95]-[.D95]" office:value-type="float" office:value="-3.03573142021759">
            <text:p>-3,0357</text:p>
          </table:table-cell>
        </table:table-row>
        <table:table-row table:style-name="ro2">
          <table:table-cell table:style-name="ce3" office:value-type="string">
            <text:p>Direito - Noturno</text:p>
          </table:table-cell>
          <table:table-cell table:style-name="ce6" office:value-type="float" office:value="12.29">
            <text:p>12,29</text:p>
          </table:table-cell>
          <table:table-cell table:style-name="ce9" office:value-type="float" office:value="70.45">
            <text:p>70,45</text:p>
          </table:table-cell>
          <table:table-cell table:style-name="ce13" office:value-type="float" office:value="69.776429215845">
            <text:p>69,78</text:p>
          </table:table-cell>
          <table:table-cell table:style-name="ce16" table:formula="of:=[.C96]-[.D96]" office:value-type="float" office:value="0.673570784155004">
            <text:p>0,6736</text:p>
          </table:table-cell>
        </table:table-row>
        <table:table-row table:style-name="ro2">
          <table:table-cell table:style-name="ce4" office:value-type="string">
            <text:p>Arquitetura e Urbanismo</text:p>
          </table:table-cell>
          <table:table-cell table:style-name="ce8" office:value-type="float" office:value="14.78">
            <text:p>14,78</text:p>
          </table:table-cell>
          <table:table-cell table:style-name="ce11" office:value-type="float" office:value="68.15">
            <text:p>68,15</text:p>
          </table:table-cell>
          <table:table-cell table:style-name="ce14" office:value-type="float" office:value="76.115927330324">
            <text:p>76,12</text:p>
          </table:table-cell>
          <table:table-cell table:style-name="ce17" table:formula="of:=[.C97]-[.D97]" office:value-type="float" office:value="-7.96592733032399">
            <text:p>-7,9659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AAAA+Verdana" svg:font-family="CAAAAA+Verdana"/>
    <style:font-face style:name="Verdana" svg:font-family="Verdana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date-style style:name="N11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</number:date-style>
    <number:date-style style:name="N122">
      <number:month number:calendar="jewish" number:style="long" number:textual="true"/>
      <number:text> </number:text>
      <number:day number:calendar="jewish"/>
    </number:date-style>
    <number:date-style style:name="N123"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</number:date-style>
    <number:number-style style:name="N125">
      <number:number number:decimal-places="9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8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number-style style:name="N138">
      <number:number number:decimal-places="1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26" number:min-integer-digits="1"/>
    </number:number-style>
    <number:number-style style:name="N141">
      <number:number number:decimal-places="25" number:min-integer-digits="1"/>
    </number:number-style>
    <number:number-style style:name="N142">
      <number:number number:decimal-places="24" number:min-integer-digits="1"/>
    </number:number-style>
    <number:number-style style:name="N143">
      <number:number number:decimal-places="23" number:min-integer-digits="1"/>
    </number:number-style>
    <number:number-style style:name="N144">
      <number:number number:decimal-places="22" number:min-integer-digits="1"/>
    </number:number-style>
    <number:number-style style:name="N145">
      <number:number number:decimal-places="21" number:min-integer-digits="1"/>
    </number:number-style>
    <number:number-style style:name="N146">
      <number:number number:decimal-places="20" number:min-integer-digits="1"/>
    </number:number-style>
    <number:number-style style:name="N147">
      <number:number number:decimal-places="19" number:min-integer-digits="1"/>
    </number:number-style>
    <number:number-style style:name="N148">
      <number:number number:decimal-places="18" number:min-integer-digits="1"/>
    </number:number-style>
    <number:number-style style:name="N149">
      <number:number number:decimal-places="1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02/12/2010</text:date>, <text:time>06:28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mean-value="true"/>
    </style:style>
    <style:style style:name="ch3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 chart:mean-value="true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9" style:family="chart">
      <style:graphic-properties svg:stroke-width="0.15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16cm" svg:height="12.703cm" xlink:href="." chart:class="chart:scatter" chart:style-name="ch1">
        <chart:plot-area chart:style-name="ch2" chart:data-source-has-labels="both" svg:x="0.379cm" svg:y="0.254cm" svg:width="13.847cm" svg:height="12.142cm">
          <chart:axis chart:dimension="x" chart:name="primary-x" chart:style-name="ch3">
            <chart:title svg:x="5.273cm" svg:y="12.078cm" chart:style-name="ch4">
              <text:p>Número de candidatos por vaga</text:p>
            </chart:title>
            <chart:categories table:cell-range-address="local-table.$A$2:.$A$26"/>
            <chart:grid chart:style-name="ch5" chart:class="major"/>
          </chart:axis>
          <chart:axis chart:dimension="y" chart:name="primary-y" chart:style-name="ch6">
            <chart:title svg:x="0.291cm" svg:y="6.727cm" chart:style-name="ch7">
              <text:p>Resíduos</text:p>
            </chart:title>
            <chart:grid chart:style-name="ch5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mean-value chart:style-name="ch9"/>
            <chart:data-point chart:repeated="16"/>
            <chart:data-point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223238850903975">
                <text:p>0.2232388509039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">
                <text:p>1.24</text:p>
              </table:table-cell>
              <table:table-cell office:value-type="float" office:value="-5.00331509335805">
                <text:p>-5.00331509335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4.2752707197695">
                <text:p>-4.2752707197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">
                <text:p>1.54</text:p>
              </table:table-cell>
              <table:table-cell office:value-type="float" office:value="-2.50711004690973">
                <text:p>-2.50711004690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1">
                <text:p>1.61</text:p>
              </table:table-cell>
              <table:table-cell office:value-type="float" office:value="-5.59532886940512">
                <text:p>-5.5953288694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-3.82366399117175">
                <text:p>-3.82366399117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8">
                <text:p>1.98</text:p>
              </table:table-cell>
              <table:table-cell office:value-type="float" office:value="-3.3373426454522">
                <text:p>-3.3373426454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">
                <text:p>2.18</text:p>
              </table:table-cell>
              <table:table-cell office:value-type="float" office:value="-5.61653928115332">
                <text:p>-5.6165392811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">
                <text:p>2.51</text:p>
              </table:table-cell>
              <table:table-cell office:value-type="float" office:value="-5.13671373006017">
                <text:p>-5.13671373006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16.1249511481732">
                <text:p>16.1249511481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8">
                <text:p>2.98</text:p>
              </table:table-cell>
              <table:table-cell office:value-type="float" office:value="-6.16332582395781">
                <text:p>-6.16332582395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">
                <text:p>3.3</text:p>
              </table:table-cell>
              <table:table-cell office:value-type="float" office:value="4.1119595589204">
                <text:p>4.1119595589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1.37632527822849">
                <text:p>1.37632527822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2">
                <text:p>4.32</text:p>
              </table:table-cell>
              <table:table-cell office:value-type="float" office:value="6.35505671684468">
                <text:p>6.35505671684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2">
                <text:p>4.72</text:p>
              </table:table-cell>
              <table:table-cell office:value-type="float" office:value="11.3966634454424">
                <text:p>11.3966634454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6">
                <text:p>5.16</text:p>
              </table:table-cell>
              <table:table-cell office:value-type="float" office:value="-3.37356915310004">
                <text:p>-3.3735691531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5">
                <text:p>5.45</text:p>
              </table:table-cell>
              <table:table-cell office:value-type="float" office:value="4.99809572513334">
                <text:p>4.99809572513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7">
                <text:p>5.87</text:p>
              </table:table-cell>
              <table:table-cell office:value-type="float" office:value="-4.58121720983902">
                <text:p>-4.58121720983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2">
                <text:p>6.22</text:p>
              </table:table-cell>
              <table:table-cell office:value-type="float" office:value="11.467688677684">
                <text:p>11.467688677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3">
                <text:p>7.33</text:p>
              </table:table-cell>
              <table:table-cell office:value-type="float" office:value="4.60164734954279">
                <text:p>4.60164734954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6">
                <text:p>8.86</text:p>
              </table:table-cell>
              <table:table-cell office:value-type="float" office:value="-1.71370691357079">
                <text:p>-1.71370691357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5">
                <text:p>9.55</text:p>
              </table:table-cell>
              <table:table-cell office:value-type="float" office:value="0.799564693260344">
                <text:p>0.799564693260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7">
                <text:p>10.97</text:p>
              </table:table-cell>
              <table:table-cell office:value-type="float" office:value="-3.03573142021762">
                <text:p>-3.03573142021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9">
                <text:p>12.29</text:p>
              </table:table-cell>
              <table:table-cell office:value-type="float" office:value="0.673570784154975">
                <text:p>0.673570784154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78">
                <text:p>14.78</text:p>
              </table:table-cell>
              <table:table-cell office:value-type="float" office:value="-7.96592733032398">
                <text:p>-7.965927330323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3.45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width="0.17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85cm" svg:height="12.761cm" xlink:href="." chart:class="chart:scatter" chart:style-name="ch1">
        <chart:plot-area chart:style-name="ch2" chart:data-source-has-labels="both" svg:x="0.381cm" svg:y="0.255cm" svg:width="13.913cm" svg:height="12.197cm">
          <chart:axis chart:dimension="x" chart:name="primary-x" chart:style-name="ch3">
            <chart:title svg:x="4.368cm" svg:y="12.135cm" chart:style-name="ch4">
              <text:p>Número de candidatos por vaga (logarítmica)</text:p>
            </chart:title>
            <chart:categories table:cell-range-address="local-table.$A$2:.$A$26"/>
            <chart:grid chart:style-name="ch5" chart:class="major"/>
          </chart:axis>
          <chart:axis chart:dimension="y" chart:name="primary-y" chart:style-name="ch6">
            <chart:title svg:x="0.292cm" svg:y="7.999cm" chart:style-name="ch7">
              <text:p>Nota do último classificado (logarítmica)</text:p>
            </chart:title>
            <chart:grid chart:style-name="ch5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7833371509885">
                <text:p>-0.127833371509885</text:p>
              </table:table-cell>
              <table:table-cell office:value-type="float" office:value="3.71235181029908">
                <text:p>3.712351810299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5111379616945">
                <text:p>0.215111379616945</text:p>
              </table:table-cell>
              <table:table-cell office:value-type="float" office:value="3.60114053980593">
                <text:p>3.60114053980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3.63837532194017">
                <text:p>3.63837532194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782416425538">
                <text:p>0.431782416425538</text:p>
              </table:table-cell>
              <table:table-cell office:value-type="float" office:value="3.68637632389582">
                <text:p>3.68637632389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6234178996372">
                <text:p>0.476234178996372</text:p>
              </table:table-cell>
              <table:table-cell office:value-type="float" office:value="3.61064760584436">
                <text:p>3.61064760584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1853886172395">
                <text:p>0.641853886172395</text:p>
              </table:table-cell>
              <table:table-cell office:value-type="float" office:value="3.67630067190708">
                <text:p>3.67630067190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096844706444">
                <text:p>0.683096844706444</text:p>
              </table:table-cell>
              <table:table-cell office:value-type="float" office:value="3.69361820846111">
                <text:p>3.69361820846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9324876800998">
                <text:p>0.779324876800998</text:p>
              </table:table-cell>
              <table:table-cell office:value-type="float" office:value="3.64857815734041">
                <text:p>3.64857815734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0282753143693">
                <text:p>0.920282753143693</text:p>
              </table:table-cell>
              <table:table-cell office:value-type="float" office:value="3.68235823712367">
                <text:p>3.68235823712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961941718116">
                <text:p>1.02961941718116</text:p>
              </table:table-cell>
              <table:table-cell office:value-type="float" office:value="4.12293201907401">
                <text:p>4.12293201907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192330051731">
                <text:p>1.09192330051731</text:p>
              </table:table-cell>
              <table:table-cell office:value-type="float" office:value="3.68662691906064">
                <text:p>3.68662691906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3.93182563272433">
                <text:p>3.93182563272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198368164865">
                <text:p>1.29198368164865</text:p>
              </table:table-cell>
              <table:table-cell office:value-type="float" office:value="3.89446984618056">
                <text:p>3.89446984618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325540225602">
                <text:p>1.46325540225602</text:p>
              </table:table-cell>
              <table:table-cell office:value-type="float" office:value="4.02249045845412">
                <text:p>4.02249045845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180879959746">
                <text:p>1.55180879959746</text:p>
              </table:table-cell>
              <table:table-cell office:value-type="float" office:value="4.12552017969055">
                <text:p>4.12552017969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93657949347">
                <text:p>1.64093657949347</text:p>
              </table:table-cell>
              <table:table-cell office:value-type="float" office:value="3.87639582778499">
                <text:p>3.87639582778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561560867515">
                <text:p>1.69561560867515</text:p>
              </table:table-cell>
              <table:table-cell office:value-type="float" office:value="4.04934719629136">
                <text:p>4.04934719629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985463384001">
                <text:p>1.76985463384001</text:p>
              </table:table-cell>
              <table:table-cell office:value-type="float" office:value="3.88875437848879">
                <text:p>3.88875437848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2776990675109">
                <text:p>1.82776990675109</text:p>
              </table:table-cell>
              <table:table-cell office:value-type="float" office:value="4.18646785109791">
                <text:p>4.18646785109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197551589856">
                <text:p>1.99197551589856</text:p>
              </table:table-cell>
              <table:table-cell office:value-type="float" office:value="4.12309397550809">
                <text:p>4.12309397550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154676461699">
                <text:p>2.18154676461699</text:p>
              </table:table-cell>
              <table:table-cell office:value-type="float" office:value="4.08311508027055">
                <text:p>4.08311508027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5654115449264">
                <text:p>2.25654115449264</text:p>
              </table:table-cell>
              <table:table-cell office:value-type="float" office:value="4.15261347034608">
                <text:p>4.15261347034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9516427428714">
                <text:p>2.39516427428714</text:p>
              </table:table-cell>
              <table:table-cell office:value-type="float" office:value="4.14914835426278">
                <text:p>4.14914835426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0878592357794">
                <text:p>2.50878592357794</text:p>
              </table:table-cell>
              <table:table-cell office:value-type="float" office:value="4.25490323834469">
                <text:p>4.25490323834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9327491552006">
                <text:p>2.69327491552006</text:p>
              </table:table-cell>
              <table:table-cell office:value-type="float" office:value="4.22171115814254">
                <text:p>4.2217111581425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8/content.xml><?xml version="1.0" encoding="utf-8"?>
<math xmlns="http://www.w3.org/1998/Math/MathML">
  <semantics>
    <mrow>
      <mrow>
        <mover accent="true">
          <mi>y</mi>
          <mo stretchy="false">ˆ</mo>
        </mover>
        <mi mathvariant="normal">=</mi>
        <mrow>
          <mn>3,57</mn>
          <mo stretchy="false">+</mo>
          <mrow>
            <mo stretchy="false">(</mo>
            <mn>0,26</mn>
            <mo stretchy="false">)</mo>
          </mrow>
        </mrow>
      </mrow>
      <mi>x</mi>
    </mrow>
    <annotation encoding="StarMath 5.0">hat{y} = 3,57 + (0,26)x</annotation>
  </semantics>
</math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mean-value="true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8" style:family="chart">
      <style:graphic-properties svg:stroke-width="0.15cm"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6cm" svg:height="12.65cm" xlink:href="." chart:class="chart:scatter" chart:style-name="ch1">
        <chart:plot-area chart:style-name="ch2" chart:data-source-has-labels="both" svg:x="0.377cm" svg:y="0.253cm" svg:width="13.79cm" svg:height="12.092cm">
          <chart:axis chart:dimension="x" chart:name="primary-x" chart:style-name="ch3">
            <chart:title svg:x="4.303cm" svg:y="12.026cm" chart:style-name="ch4">
              <text:p>Número de candidatos por vaga (logarítmica)</text:p>
            </chart:title>
            <chart:categories table:cell-range-address="local-table.$A$2:.$A$26"/>
            <chart:grid chart:style-name="ch5" chart:class="major"/>
          </chart:axis>
          <chart:axis chart:dimension="y" chart:name="primary-y" chart:style-name="ch3">
            <chart:title svg:x="0.29cm" svg:y="7.64cm" chart:style-name="ch6">
              <text:p>Resíduos (logarítmica)</text:p>
            </chart:title>
            <chart:grid chart:style-name="ch5" chart:class="major"/>
          </chart:axis>
          <chart:series chart:style-name="ch7" chart:values-cell-range-address="local-table.$C$2:.$C$26" chart:label-cell-address="local-table.$C$1" chart:class="chart:scatter">
            <chart:domain table:cell-range-address="local-table.$B$2:.$B$26"/>
            <chart:mean-value chart:style-name="ch8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7833371509885">
                <text:p>-0.127833371509885</text:p>
              </table:table-cell>
              <table:table-cell office:value-type="float" office:value="0.17450276159933">
                <text:p>0.174502761599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5111379616945">
                <text:p>0.215111379616945</text:p>
              </table:table-cell>
              <table:table-cell office:value-type="float" office:value="-0.0245442589822953">
                <text:p>-0.0245442589822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65108108164">
                <text:p>0.405465108108164</text:p>
              </table:table-cell>
              <table:table-cell office:value-type="float" office:value="-0.036063284769674">
                <text:p>-0.036063284769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782416425538">
                <text:p>0.431782416425538</text:p>
              </table:table-cell>
              <table:table-cell office:value-type="float" office:value="0.00519727135972836">
                <text:p>0.0051972713597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6234178996372">
                <text:p>0.476234178996372</text:p>
              </table:table-cell>
              <table:table-cell office:value-type="float" office:value="-0.0819165280942995">
                <text:p>-0.0819165280942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1853886172395">
                <text:p>0.641853886172395</text:p>
              </table:table-cell>
              <table:table-cell office:value-type="float" office:value="-0.0586823390123268">
                <text:p>-0.0586823390123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096844706444">
                <text:p>0.683096844706444</text:p>
              </table:table-cell>
              <table:table-cell office:value-type="float" office:value="-0.0519280380430436">
                <text:p>-0.0519280380430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9324876800998">
                <text:p>0.779324876800998</text:p>
              </table:table-cell>
              <table:table-cell office:value-type="float" office:value="-0.121614220503532">
                <text:p>-0.121614220503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0282753143693">
                <text:p>0.920282753143693</text:p>
              </table:table-cell>
              <table:table-cell office:value-type="float" office:value="-0.123936576342213">
                <text:p>-0.123936576342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961941718116">
                <text:p>1.02961941718116</text:p>
              </table:table-cell>
              <table:table-cell office:value-type="float" office:value="0.288633663153121">
                <text:p>0.288633663153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192330051731">
                <text:p>1.09192330051731</text:p>
              </table:table-cell>
              <table:table-cell office:value-type="float" office:value="-0.163628841976599">
                <text:p>-0.163628841976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0554456245706003">
                <text:p>0.0554456245706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198368164865">
                <text:p>1.29198368164865</text:p>
              </table:table-cell>
              <table:table-cell office:value-type="float" office:value="-0.00702581160949523">
                <text:p>-0.00702581160949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325540225602">
                <text:p>1.46325540225602</text:p>
              </table:table-cell>
              <table:table-cell office:value-type="float" office:value="0.0771283178003901">
                <text:p>0.0771283178003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180879959746">
                <text:p>1.55180879959746</text:p>
              </table:table-cell>
              <table:table-cell office:value-type="float" office:value="0.157477551719809">
                <text:p>0.157477551719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93657949347">
                <text:p>1.64093657949347</text:p>
              </table:table-cell>
              <table:table-cell office:value-type="float" office:value="-0.114474399602747">
                <text:p>-0.114474399602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561560867515">
                <text:p>1.69561560867515</text:p>
              </table:table-cell>
              <table:table-cell office:value-type="float" office:value="0.0444724578956484">
                <text:p>0.0444724578956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985463384001">
                <text:p>1.76985463384001</text:p>
              </table:table-cell>
              <table:table-cell office:value-type="float" office:value="-0.135134619316833">
                <text:p>-0.135134619316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2776990675109">
                <text:p>1.82776990675109</text:p>
              </table:table-cell>
              <table:table-cell office:value-type="float" office:value="0.147745468553167">
                <text:p>0.147745468553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197551589856">
                <text:p>1.99197551589856</text:p>
              </table:table-cell>
              <table:table-cell office:value-type="float" office:value="0.0423148978227674">
                <text:p>0.0423148978227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154676461699">
                <text:p>2.18154676461699</text:p>
              </table:table-cell>
              <table:table-cell office:value-type="float" office:value="-0.0462173949275755">
                <text:p>-0.0462173949275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5654115449264">
                <text:p>2.25654115449264</text:p>
              </table:table-cell>
              <table:table-cell office:value-type="float" office:value="0.00407327009745107">
                <text:p>0.00407327009745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9516427428714">
                <text:p>2.39516427428714</text:p>
              </table:table-cell>
              <table:table-cell office:value-type="float" office:value="-0.034896298719846">
                <text:p>-0.034896298719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0878592357794">
                <text:p>2.50878592357794</text:p>
              </table:table-cell>
              <table:table-cell office:value-type="float" office:value="0.0417575632325393">
                <text:p>0.0417575632325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9327491552006">
                <text:p>2.69327491552006</text:p>
              </table:table-cell>
              <table:table-cell office:value-type="float" office:value="-0.0386862359040947">
                <text:p>-0.038686235904094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AAAA+Verdana" svg:font-family="CAAAAA+Verdana"/>
    <style:font-face style:name="Verdana" svg:font-family="Verdana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1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normal" style:font-name-complex="CAAAAA+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bold" style:font-name-complex="CAAAAA+Verdana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normal" style:font-name-complex="CAAAAA+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default-cell-style-name="ce9"/>
        <table:table-row table:style-name="ro1">
          <table:table-cell table:style-name="ce1" office:value-type="string">
            <text:p>Curso</text:p>
          </table:table-cell>
          <table:table-cell table:style-name="ce5" office:value-type="string">
            <text:p>CV</text:p>
          </table:table-cell>
          <table:table-cell table:style-name="ce5" office:value-type="string">
            <text:p>NUC</text:p>
          </table:table-cell>
        </table:table-row>
        <table:table-row table:style-name="ro2" table:visibility="collapse">
          <table:table-cell office:value-type="string">
            <text:p>Arquivologia</text:p>
          </table:table-cell>
          <table:table-cell office:value-type="float" office:value="0.38">
            <text:p>0,38</text:p>
          </table:table-cell>
          <table:table-cell office:value-type="float" office:value="37.45">
            <text:p>37,45</text:p>
          </table:table-cell>
        </table:table-row>
        <table:table-row table:style-name="ro2">
          <table:table-cell table:style-name="ce3" office:value-type="string">
            <text:p>Letras - Língua Alemã</text:p>
          </table:table-cell>
          <table:table-cell office:value-type="float" office:value="0.88">
            <text:p>0,88</text:p>
          </table:table-cell>
          <table:table-cell office:value-type="float" office:value="40.95">
            <text:p>40,95</text:p>
          </table:table-cell>
        </table:table-row>
        <table:table-row table:style-name="ro2">
          <table:table-cell office:value-type="string">
            <text:p>Ciências Biológicas – Licenciatura Noturno</text:p>
          </table:table-cell>
          <table:table-cell office:value-type="float" office:value="1.24">
            <text:p>1,24</text:p>
          </table:table-cell>
          <table:table-cell office:value-type="float" office:value="36.64">
            <text:p>36,64</text:p>
          </table:table-cell>
        </table:table-row>
        <table:table-row table:style-name="ro2">
          <table:table-cell office:value-type="string">
            <text:p>Engenharia De Aqüicultura</text:p>
          </table:table-cell>
          <table:table-cell office:value-type="float" office:value="1.5">
            <text:p>1,50</text:p>
          </table:table-cell>
          <table:table-cell office:value-type="float" office:value="38.03">
            <text:p>38,03</text:p>
          </table:table-cell>
        </table:table-row>
        <table:table-row table:style-name="ro2">
          <table:table-cell table:style-name="ce3" office:value-type="string">
            <text:p>Fonoaudiologia - Noturno</text:p>
          </table:table-cell>
          <table:table-cell office:value-type="float" office:value="1.54">
            <text:p>1,54</text:p>
          </table:table-cell>
          <table:table-cell office:value-type="float" office:value="39.9">
            <text:p>39,9</text:p>
          </table:table-cell>
        </table:table-row>
        <table:table-row table:style-name="ro2">
          <table:table-cell table:style-name="ce3" office:value-type="string">
            <text:p>Serviço Social - Diurno</text:p>
          </table:table-cell>
          <table:table-cell office:value-type="float" office:value="1.61">
            <text:p>1,61</text:p>
          </table:table-cell>
          <table:table-cell office:value-type="float" office:value="36.99">
            <text:p>36,99</text:p>
          </table:table-cell>
        </table:table-row>
        <table:table-row table:style-name="ro2">
          <table:table-cell office:value-type="string">
            <text:p>Ciências Sociais - Diurno</text:p>
          </table:table-cell>
          <table:table-cell office:value-type="float" office:value="1.9">
            <text:p>1,90</text:p>
          </table:table-cell>
          <table:table-cell office:value-type="float" office:value="39.5">
            <text:p>39,5</text:p>
          </table:table-cell>
        </table:table-row>
        <table:table-row table:style-name="ro2">
          <table:table-cell table:style-name="ce3" office:value-type="string">
            <text:p>Letras - Língua Francesa</text:p>
          </table:table-cell>
          <table:table-cell office:value-type="float" office:value="1.98">
            <text:p>1,98</text:p>
          </table:table-cell>
          <table:table-cell office:value-type="float" office:value="40.19">
            <text:p>40,19</text:p>
          </table:table-cell>
        </table:table-row>
        <table:table-row table:style-name="ro2">
          <table:table-cell table:style-name="ce3" office:value-type="string">
            <text:p>Letras - Língua Portuguesa – Noturno</text:p>
          </table:table-cell>
          <table:table-cell office:value-type="float" office:value="2.18">
            <text:p>2,18</text:p>
          </table:table-cell>
          <table:table-cell office:value-type="float" office:value="38.42">
            <text:p>38,42</text:p>
          </table:table-cell>
        </table:table-row>
        <table:table-row table:style-name="ro2">
          <table:table-cell table:style-name="ce3" office:value-type="string">
            <text:p>Filosofia - Noturno</text:p>
          </table:table-cell>
          <table:table-cell office:value-type="float" office:value="2.51">
            <text:p>2,51</text:p>
          </table:table-cell>
          <table:table-cell office:value-type="float" office:value="39.74">
            <text:p>39,74</text:p>
          </table:table-cell>
        </table:table-row>
        <table:table-row table:style-name="ro2">
          <table:table-cell office:value-type="string">
            <text:p>Engenharia De Produção Elétrica</text:p>
          </table:table-cell>
          <table:table-cell office:value-type="float" office:value="2.8">
            <text:p>2,80</text:p>
          </table:table-cell>
          <table:table-cell office:value-type="float" office:value="61.74">
            <text:p>61,74</text:p>
          </table:table-cell>
        </table:table-row>
        <table:table-row table:style-name="ro2">
          <table:table-cell table:style-name="ce3" office:value-type="string">
            <text:p>Serviço Social - Noturno</text:p>
          </table:table-cell>
          <table:table-cell office:value-type="float" office:value="2.98">
            <text:p>2,98</text:p>
          </table:table-cell>
          <table:table-cell office:value-type="float" office:value="39.91">
            <text:p>39,91</text:p>
          </table:table-cell>
        </table:table-row>
        <table:table-row table:style-name="ro2">
          <table:table-cell office:value-type="string">
            <text:p>Ciências Econômicas - Noturno</text:p>
          </table:table-cell>
          <table:table-cell office:value-type="float" office:value="3.3">
            <text:p>3,30</text:p>
          </table:table-cell>
          <table:table-cell office:value-type="float" office:value="51">
            <text:p>51</text:p>
          </table:table-cell>
        </table:table-row>
        <table:table-row table:style-name="ro2">
          <table:table-cell table:style-name="ce3" office:value-type="string">
            <text:p>História - Noturno</text:p>
          </table:table-cell>
          <table:table-cell office:value-type="float" office:value="3.64">
            <text:p>3,64</text:p>
          </table:table-cell>
          <table:table-cell office:value-type="float" office:value="49.13">
            <text:p>49,13</text:p>
          </table:table-cell>
        </table:table-row>
        <table:table-row table:style-name="ro2">
          <table:table-cell table:style-name="ce3" office:value-type="string">
            <text:p>Farmácia</text:p>
          </table:table-cell>
          <table:table-cell office:value-type="float" office:value="4.32">
            <text:p>4,32</text:p>
          </table:table-cell>
          <table:table-cell office:value-type="float" office:value="55.84">
            <text:p>55,84</text:p>
          </table:table-cell>
        </table:table-row>
        <table:table-row table:style-name="ro2">
          <table:table-cell office:value-type="string">
            <text:p>Engenharia De Alimentos</text:p>
          </table:table-cell>
          <table:table-cell office:value-type="float" office:value="4.72">
            <text:p>4,72</text:p>
          </table:table-cell>
          <table:table-cell office:value-type="float" office:value="61.9">
            <text:p>61,9</text:p>
          </table:table-cell>
        </table:table-row>
        <table:table-row table:style-name="ro2">
          <table:table-cell office:value-type="string">
            <text:p>Enfermagem</text:p>
          </table:table-cell>
          <table:table-cell office:value-type="float" office:value="5.16">
            <text:p>5,16</text:p>
          </table:table-cell>
          <table:table-cell office:value-type="float" office:value="48.25">
            <text:p>48,25</text:p>
          </table:table-cell>
        </table:table-row>
        <table:table-row table:style-name="ro2">
          <table:table-cell office:value-type="string">
            <text:p>Administração - Diurno</text:p>
          </table:table-cell>
          <table:table-cell table:style-name="ce7" office:value-type="float" office:value="5.45">
            <text:p>5,45</text:p>
          </table:table-cell>
          <table:table-cell table:style-name="ce10" office:value-type="float" office:value="57.36">
            <text:p>57,36</text:p>
          </table:table-cell>
        </table:table-row>
        <table:table-row table:style-name="ro2">
          <table:table-cell office:value-type="string">
            <text:p>Educação Física - Bacharelado</text:p>
          </table:table-cell>
          <table:table-cell office:value-type="float" office:value="5.87">
            <text:p>5,87</text:p>
          </table:table-cell>
          <table:table-cell office:value-type="float" office:value="48.85">
            <text:p>48,85</text:p>
          </table:table-cell>
        </table:table-row>
        <table:table-row table:style-name="ro2">
          <table:table-cell office:value-type="string">
            <text:p>Engenharia Sanitária E Ambiental</text:p>
          </table:table-cell>
          <table:table-cell office:value-type="float" office:value="6.22">
            <text:p>6,22</text:p>
          </table:table-cell>
          <table:table-cell office:value-type="float" office:value="65.79">
            <text:p>65,79</text:p>
          </table:table-cell>
        </table:table-row>
        <table:table-row table:style-name="ro2">
          <table:table-cell office:value-type="string">
            <text:p>Ciências Biológicas</text:p>
          </table:table-cell>
          <table:table-cell office:value-type="float" office:value="7.33">
            <text:p>7,33</text:p>
          </table:table-cell>
          <table:table-cell office:value-type="float" office:value="61.75">
            <text:p>61,75</text:p>
          </table:table-cell>
        </table:table-row>
        <table:table-row table:style-name="ro2">
          <table:table-cell table:style-name="ce3" office:value-type="string">
            <text:p>Psicologia</text:p>
          </table:table-cell>
          <table:table-cell office:value-type="float" office:value="8.86">
            <text:p>8,86</text:p>
          </table:table-cell>
          <table:table-cell office:value-type="float" office:value="59.33">
            <text:p>59,33</text:p>
          </table:table-cell>
        </table:table-row>
        <table:table-row table:style-name="ro2">
          <table:table-cell table:style-name="ce3" office:value-type="string">
            <text:p>Odontologia</text:p>
          </table:table-cell>
          <table:table-cell office:value-type="float" office:value="9.55">
            <text:p>9,55</text:p>
          </table:table-cell>
          <table:table-cell office:value-type="float" office:value="63.6">
            <text:p>63,6</text:p>
          </table:table-cell>
        </table:table-row>
        <table:table-row table:style-name="ro2">
          <table:table-cell table:style-name="ce3" office:value-type="string">
            <text:p>Oceanografia</text:p>
          </table:table-cell>
          <table:table-cell office:value-type="float" office:value="10.97">
            <text:p>10,97</text:p>
          </table:table-cell>
          <table:table-cell office:value-type="float" office:value="63.38">
            <text:p>63,38</text:p>
          </table:table-cell>
        </table:table-row>
        <table:table-row table:style-name="ro2">
          <table:table-cell office:value-type="string">
            <text:p>Direito - Noturno</text:p>
          </table:table-cell>
          <table:table-cell office:value-type="float" office:value="12.29">
            <text:p>12,29</text:p>
          </table:table-cell>
          <table:table-cell office:value-type="float" office:value="70.45">
            <text:p>70,45</text:p>
          </table:table-cell>
        </table:table-row>
        <table:table-row table:style-name="ro2">
          <table:table-cell table:style-name="ce4" office:value-type="string">
            <text:p>Arquitetura e Urbanismo</text:p>
          </table:table-cell>
          <table:table-cell table:style-name="ce8" office:value-type="float" office:value="14.78">
            <text:p>14,78</text:p>
          </table:table-cell>
          <table:table-cell table:style-name="ce11" office:value-type="float" office:value="68.15">
            <text:p>68,1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AAAA+Verdana" svg:font-family="CAAAAA+Verdana"/>
    <style:font-face style:name="Verdana" svg:font-family="Verdana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date-style style:name="N11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</number:date-style>
    <number:date-style style:name="N122">
      <number:month number:calendar="jewish" number:style="long" number:textual="true"/>
      <number:text> </number:text>
      <number:day number:calendar="jewish"/>
    </number:date-style>
    <number:date-style style:name="N123"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</number:date-style>
    <number:number-style style:name="N125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02/12/2010</text:date>, <text:time>09:31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over accent="true">
        <mi>y</mi>
        <mo stretchy="false">ˆ</mo>
      </mover>
      <mi mathvariant="normal">=</mi>
      <mrow>
        <mi>a</mi>
        <mo stretchy="false">+</mo>
        <mi mathvariant="italic">bx</mi>
      </mrow>
    </mrow>
    <annotation encoding="StarMath 5.0">hat{y} = a+bx</annotation>
  </semantics>
</math>
</file>

<file path=Object 4/content.xml><?xml version="1.0" encoding="utf-8"?>
<math xmlns="http://www.w3.org/1998/Math/MathML">
  <semantics>
    <mrow>
      <mi>b</mi>
      <mi mathvariant="normal">=</mi>
      <mfrac>
        <mrow>
          <mi>n</mi>
          <mrow>
            <mrow>
              <mi mathvariant="normal">∑</mi>
              <mrow>
                <mo stretchy="false">(</mo>
                <mrow>
                  <msub>
                    <mi>x</mi>
                    <mi>i</mi>
                  </msub>
                  <msub>
                    <mi>y</mi>
                    <mi>i</mi>
                  </msub>
                </mrow>
                <mo stretchy="false">)</mo>
              </mrow>
            </mrow>
            <mi mathvariant="normal">−</mi>
            <mrow>
              <mrow>
                <mo stretchy="false">(</mo>
                <mrow>
                  <mi mathvariant="normal">∑</mi>
                  <msub>
                    <mi>x</mi>
                    <mi>i</mi>
                  </msub>
                </mrow>
                <mo stretchy="false">)</mo>
              </mrow>
              <mrow>
                <mo stretchy="false">(</mo>
                <mrow>
                  <mi mathvariant="normal">∑</mi>
                  <msub>
                    <mi>x</mi>
                    <mi>i</mi>
                  </msub>
                </mrow>
                <mo stretchy="false">)</mo>
              </mrow>
            </mrow>
          </mrow>
        </mrow>
        <mrow>
          <mi>n</mi>
          <mrow>
            <mrow>
              <mi mathvariant="normal">∑</mi>
              <msubsup>
                <mi>x</mi>
                <mi>i</mi>
                <mn>2</mn>
              </msubsup>
            </mrow>
            <mi mathvariant="normal">−</mi>
            <msup>
              <mrow>
                <mo stretchy="false">(</mo>
                <mrow>
                  <mi mathvariant="normal">∑</mi>
                  <msub>
                    <mi>x</mi>
                    <mi>i</mi>
                  </msub>
                </mrow>
                <mo stretchy="false">)</mo>
              </mrow>
              <mn>2</mn>
            </msup>
          </mrow>
        </mrow>
      </mfrac>
    </mrow>
    <annotation encoding="StarMath 5.0">b = {n sum{({x_i}{y_i})} - {(sum{x_i})(sum{x_i})}} over {n sum{x^2_i} - (sum{x_i})^2}</annotation>
  </semantics>
</math>
</file>

<file path=Object 5/content.xml><?xml version="1.0" encoding="utf-8"?>
<math xmlns="http://www.w3.org/1998/Math/MathML">
  <semantics>
    <mrow>
      <mi>a</mi>
      <mi mathvariant="normal">=</mi>
      <mfrac>
        <mrow>
          <mrow>
            <mrow>
              <mi mathvariant="normal">∑</mi>
              <msub>
                <mi>y</mi>
                <mi>i</mi>
              </msub>
            </mrow>
            <mi mathvariant="normal">−</mi>
            <mi>b</mi>
          </mrow>
          <mrow>
            <mi mathvariant="normal">∑</mi>
            <msub>
              <mi>x</mi>
              <mi>i</mi>
            </msub>
          </mrow>
        </mrow>
        <mi>n</mi>
      </mfrac>
    </mrow>
    <annotation encoding="StarMath 5.0">a = {sum{y_i} - b sum{x_i}} over n</annotation>
  </semantics>
</math>
</file>

<file path=Object 6/content.xml><?xml version="1.0" encoding="utf-8"?>
<math xmlns="http://www.w3.org/1998/Math/MathML">
  <semantics>
    <mrow>
      <mrow>
        <mrow>
          <mrow>
            <mi>b</mi>
            <mi mathvariant="normal">=</mi>
            <mfrac>
              <mrow>
                <mrow>
                  <mo stretchy="false">(</mo>
                  <mn>25</mn>
                  <mo stretchy="false">)</mo>
                </mrow>
                <mrow>
                  <mrow>
                    <mo stretchy="false">(</mo>
                    <mn>7181,56</mn>
                    <mo stretchy="false">)</mo>
                  </mrow>
                  <mi mathvariant="normal">−</mi>
                  <mrow>
                    <mo stretchy="false">(</mo>
                    <mn>123,58</mn>
                    <mo stretchy="false">)</mo>
                  </mrow>
                </mrow>
                <mrow>
                  <mo stretchy="false">(</mo>
                  <mn>1276,79</mn>
                  <mo stretchy="false">)</mo>
                </mrow>
              </mrow>
              <mrow>
                <mrow>
                  <mo stretchy="false">(</mo>
                  <mn>25</mn>
                  <mo stretchy="false">)</mo>
                </mrow>
                <mrow>
                  <mrow>
                    <mo stretchy="false">(</mo>
                    <mn>952,65</mn>
                    <mo stretchy="false">)</mo>
                  </mrow>
                  <mi mathvariant="normal">−</mi>
                  <mrow>
                    <mo stretchy="false">(</mo>
                    <mn>15272,02</mn>
                    <mo stretchy="false">)</mo>
                  </mrow>
                </mrow>
              </mrow>
            </mfrac>
          </mrow>
          <mi mathvariant="normal">=</mi>
          <mfrac>
            <mrow>
              <mn>179539,01</mn>
              <mi mathvariant="normal">−</mi>
              <mn>157785,71</mn>
            </mrow>
            <mrow>
              <mn>23816,18</mn>
              <mi mathvariant="normal">−</mi>
              <mn>157785,71</mn>
            </mrow>
          </mfrac>
        </mrow>
        <mi mathvariant="normal">=</mi>
        <mfrac>
          <mn>21753,30</mn>
          <mn>8544,16</mn>
        </mfrac>
      </mrow>
      <mi mathvariant="normal">=</mi>
      <mn>2,55</mn>
    </mrow>
    <annotation encoding="StarMath 5.0">b = {(25)(7181,56) - (123,58)(1276,79)} over {(25)(952,65)-(15272,02)} = {179539,01 - 157785,71} over {23816,18 - 157785,71} = 21753,30 over 8544,16 = 2,55

 




</annotation>
  </semantics>
</math>
</file>

<file path=Object 7/content.xml><?xml version="1.0" encoding="utf-8"?>
<math xmlns="http://www.w3.org/1998/Math/MathML">
  <semantics>
    <mrow>
      <mrow>
        <mrow>
          <mi>a</mi>
          <mi mathvariant="normal">=</mi>
          <mfrac>
            <mrow>
              <mn>1276,79</mn>
              <mi mathvariant="normal">−</mi>
              <mn>314,63</mn>
            </mrow>
            <mn>25</mn>
          </mfrac>
        </mrow>
        <mi mathvariant="normal">=</mi>
        <mfrac>
          <mn>962,16</mn>
          <mn>25</mn>
        </mfrac>
      </mrow>
      <mi mathvariant="normal">=</mi>
      <mn>38,49</mn>
    </mrow>
    <annotation encoding="StarMath 5.0">a = {1276,79 - 314,63} over 25 = 962,16 over 25 = 38,49

</annotation>
  </semantics>
</math>
</file>

<file path=Object 8/content.xml><?xml version="1.0" encoding="utf-8"?>
<math xmlns="http://www.w3.org/1998/Math/MathML">
  <semantics>
    <mrow>
      <mrow>
        <mover accent="true">
          <mi>y</mi>
          <mo stretchy="false">ˆ</mo>
        </mover>
        <mi mathvariant="normal">=</mi>
        <mrow>
          <mn>38,49</mn>
          <mo stretchy="false">+</mo>
          <mrow>
            <mo stretchy="false">(</mo>
            <mn>2,55</mn>
            <mo stretchy="false">)</mo>
          </mrow>
        </mrow>
      </mrow>
      <mi>x</mi>
    </mrow>
    <annotation encoding="StarMath 5.0">hat{y} = 38,49 + (2,55)x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2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3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9" style:family="chart">
      <style:graphic-properties svg:stroke-width="0.15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75cm" svg:height="12.537cm" xlink:href="." chart:class="chart:scatter" chart:style-name="ch1">
        <chart:plot-area chart:style-name="ch2" chart:data-source-has-labels="both" svg:x="0.373cm" svg:y="0.25cm" svg:width="13.715cm" svg:height="11.988cm">
          <chart:axis chart:dimension="x" chart:name="primary-x" chart:style-name="ch3">
            <chart:title svg:x="6.1cm" svg:y="11.916cm" chart:style-name="ch4">
              <text:p>Cadidatos por vaga</text:p>
            </chart:title>
            <chart:categories table:cell-range-address="local-table.$A$2:.$A$26"/>
            <chart:grid chart:style-name="ch5" chart:class="major"/>
          </chart:axis>
          <chart:axis chart:dimension="y" chart:name="primary-y" chart:style-name="ch6">
            <chart:title svg:x="0.288cm" svg:y="7.89cm" chart:style-name="ch7">
              <text:p>Nota do último classificado</text:p>
            </chart:title>
            <chart:grid chart:style-name="ch5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">
                <text:p>1.24</text:p>
              </table:table-cell>
              <table:table-cell office:value-type="float" office:value="36.64">
                <text:p>36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">
                <text:p>1.54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1">
                <text:p>1.61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8">
                <text:p>1.98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8">
                <text:p>2.18</text:p>
              </table:table-cell>
              <table:table-cell office:value-type="float" office:value="38.42">
                <text:p>38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">
                <text:p>2.51</text:p>
              </table:table-cell>
              <table:table-cell office:value-type="float" office:value="39.74">
                <text:p>39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61.74">
                <text:p>61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8">
                <text:p>2.98</text:p>
              </table:table-cell>
              <table:table-cell office:value-type="float" office:value="39.91">
                <text:p>39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">
                <text:p>3.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2">
                <text:p>4.32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2">
                <text:p>4.72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6">
                <text:p>5.16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5">
                <text:p>5.45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7">
                <text:p>5.87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2">
                <text:p>6.22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3">
                <text:p>7.33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6">
                <text:p>8.86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5">
                <text:p>9.55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7">
                <text:p>10.97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9">
                <text:p>12.29</text:p>
              </table:table-cell>
              <table:table-cell office:value-type="float" office:value="70.45">
                <text:p>70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78">
                <text:p>14.78</text:p>
              </table:table-cell>
              <table:table-cell office:value-type="float" office:value="68.15">
                <text:p>68.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